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4f099" officeooo:paragraph-rsid="0024f099" style:font-size-asian="7pt" style:font-size-complex="7pt"/>
    </style:style>
    <style:style style:name="T1" style:family="text">
      <style:text-properties officeooo:rsid="0026d9b9"/>
    </style:style>
    <style:style style:name="T2" style:family="text">
      <style:text-properties officeooo:rsid="002ed0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123 1.47</text:p>
      <text:p text:style-name="P2">0719 4.76</text:p>
      <text:p text:style-name="P2">1356 1.47</text:p>
      <text:p text:style-name="P2">1953 4.77</text:p>
      <text:p text:style-name="P2"/>
      <text:p text:style-name="P2">2 - SU</text:p>
      <text:p text:style-name="P2">0230 1.45</text:p>
      <text:p text:style-name="P2">0827 4.80</text:p>
      <text:p text:style-name="P2">1504 1.40</text:p>
      <text:p text:style-name="P2">2101 4.86</text:p>
      <text:p text:style-name="P2"/>
      <text:p text:style-name="P2">3 - M</text:p>
      <text:p text:style-name="P2">0337 1.33</text:p>
      <text:p text:style-name="P2">0934 4.94</text:p>
      <text:p text:style-name="P2">1609 1.24</text:p>
      <text:p text:style-name="P2">2206 5.04</text:p>
      <text:p text:style-name="P2"/>
      <text:p text:style-name="P2">4 - TU</text:p>
      <text:p text:style-name="P2">0439 1.14</text:p>
      <text:p text:style-name="P2">1037 5.15</text:p>
      <text:p text:style-name="P2">1708 1.03</text:p>
      <text:p text:style-name="P2">2307 5.26</text:p>
      <text:p text:style-name="P2"/>
      <text:p text:style-name="P2">5 - W</text:p>
      <text:p text:style-name="P2">0536 0.92</text:p>
      <text:p text:style-name="P2">1135 5.38</text:p>
      <text:p text:style-name="P2">1802 0.82</text:p>
      <text:p text:style-name="P2"/>
      <text:p text:style-name="P2"/>
      <text:p text:style-name="P2">6 - TH</text:p>
      <text:p text:style-name="P2">0003 5.49</text:p>
      <text:p text:style-name="P2">0627 0.72</text:p>
      <text:p text:style-name="P2">1229 5.60</text:p>
      <text:p text:style-name="P2">1852 0.64</text:p>
      <text:p text:style-name="P2"/>
      <text:p text:style-name="P2">7 - F</text:p>
      <text:p text:style-name="P2">0055 5.69</text:p>
      <text:p text:style-name="P2">0716 0.57</text:p>
      <text:p text:style-name="P2">1320 5.76</text:p>
      <text:p text:style-name="P2">1939 0.52</text:p>
      <text:p text:style-name="P2"/>
      <text:p text:style-name="P2">8 - SA</text:p>
      <text:p text:style-name="P2">0145 5.81</text:p>
      <text:p text:style-name="P2">0802 0.49</text:p>
      <text:p text:style-name="P2">1410 5.83</text:p>
      <text:p text:style-name="P2">2024 0.48</text:p>
      <text:p text:style-name="P2"/>
      <text:p text:style-name="P2">9 - SU</text:p>
      <text:p text:style-name="P2">0234 5.83</text:p>
      <text:p text:style-name="P2">0846 0.49</text:p>
      <text:p text:style-name="P2">1458 5.81</text:p>
      <text:p text:style-name="P2">2108 0.53</text:p>
      <text:p text:style-name="P2"/>
      <text:p text:style-name="P2">10 - M</text:p>
      <text:p text:style-name="P2">0322 5.76</text:p>
      <text:p text:style-name="P2">0929 0.58</text:p>
      <text:p text:style-name="P2">1546 5.69</text:p>
      <text:p text:style-name="P2">2151 0.66</text:p>
      <text:p text:style-name="P2"/>
      <text:p text:style-name="P2">11 - TU</text:p>
      <text:p text:style-name="P2">0410 5.60</text:p>
      <text:p text:style-name="P2">1013 0.75</text:p>
      <text:p text:style-name="P2">1634 5.49</text:p>
      <text:p text:style-name="P2">2235 0.85</text:p>
      <text:p text:style-name="P2"/>
      <text:p text:style-name="P2">12 - W</text:p>
      <text:p text:style-name="P2">0459 5.36</text:p>
      <text:p text:style-name="P2">1058 0.97</text:p>
      <text:p text:style-name="P2">1725 5.22</text:p>
      <text:p text:style-name="P2">2321 1.09</text:p>
      <text:p text:style-name="P2"/>
      <text:p text:style-name="P2">13 - TH</text:p>
      <text:p text:style-name="P2">0550 5.08</text:p>
      <text:p text:style-name="P2">1146 1.22</text:p>
      <text:p text:style-name="P2">1817 4.93</text:p>
      <text:p text:style-name="P2"/>
      <text:p text:style-name="P2"/>
      <text:p text:style-name="P2">14 - F</text:p>
      <text:p text:style-name="P2">0011 1.35</text:p>
      <text:p text:style-name="P2">0645 4.78</text:p>
      <text:p text:style-name="P2">1237 1.48</text:p>
      <text:p text:style-name="P2">1914 4.65</text:p>
      <text:p text:style-name="P2"/>
      <text:p text:style-name="P2">15 - SA</text:p>
      <text:p text:style-name="P2">0105 1.60</text:p>
      <text:p text:style-name="P2">0745 4.53</text:p>
      <text:p text:style-name="P2">1334 1.71</text:p>
      <text:p text:style-name="P2">2017 4.43</text:p>
      <text:p text:style-name="P2"/>
      <text:p text:style-name="P2">16 - SU</text:p>
      <text:p text:style-name="P2">0205 1.79</text:p>
      <text:p text:style-name="P2">0850 4.35</text:p>
      <text:p text:style-name="P2">1437 1.86</text:p>
      <text:p text:style-name="P2">2123 4.30</text:p>
      <text:p text:style-name="P2"/>
      <text:p text:style-name="P2">17 - M</text:p>
      <text:p text:style-name="P2">0309 1.89</text:p>
      <text:p text:style-name="P2">0956 4.28</text:p>
      <text:p text:style-name="P2">1541 1.90</text:p>
      <text:p text:style-name="P2">2228 4.28</text:p>
      <text:p text:style-name="P2"/>
      <text:p text:style-name="P2">18 - TU</text:p>
      <text:p text:style-name="P2">0412 1.88</text:p>
      <text:p text:style-name="P2">1057 4.30</text:p>
      <text:p text:style-name="P2">1641 1.85</text:p>
      <text:p text:style-name="P2">2324 4.34</text:p>
      <text:p text:style-name="P2"/>
      <text:p text:style-name="P2">19 - W</text:p>
      <text:p text:style-name="P2">0508 1.79</text:p>
      <text:p text:style-name="P2">1149 4.39</text:p>
      <text:p text:style-name="P2">1734 1.72</text:p>
      <text:p text:style-name="P2"/>
      <text:p text:style-name="P2"/>
      <text:p text:style-name="P2">20 - TH</text:p>
      <text:p text:style-name="P2">0011 4.44</text:p>
      <text:p text:style-name="P2">0557 1.63</text:p>
      <text:p text:style-name="P2">1232 4.50</text:p>
      <text:p text:style-name="P2">1820 1.54</text:p>
      <text:p text:style-name="P2"/>
      <text:p text:style-name="P2">21 - F</text:p>
      <text:p text:style-name="P2">0050 4.56</text:p>
      <text:p text:style-name="P2">0641 1.45</text:p>
      <text:p text:style-name="P2">1306 4.63</text:p>
      <text:p text:style-name="P2">1902 1.36</text:p>
      <text:p text:style-name="P2"/>
      <text:p text:style-name="P2">22 - SA</text:p>
      <text:p text:style-name="P2">0122 4.71</text:p>
      <text:p text:style-name="P2">0722 1.26</text:p>
      <text:p text:style-name="P2">1336 4.78</text:p>
      <text:p text:style-name="P2">1942 1.17</text:p>
      <text:p text:style-name="P2"/>
      <text:p text:style-name="P2">23 - SU</text:p>
      <text:p text:style-name="P2">0151 4.87</text:p>
      <text:p text:style-name="P2">0801 1.09</text:p>
      <text:p text:style-name="P2">1405 4.95</text:p>
      <text:p text:style-name="P2">2021 1.02</text:p>
      <text:p text:style-name="P2"/>
      <text:p text:style-name="P2">24 - M</text:p>
      <text:p text:style-name="P2">0221 5.04</text:p>
      <text:p text:style-name="P2">0840 0.95</text:p>
      <text:p text:style-name="P2">1437 5.12</text:p>
      <text:p text:style-name="P2">2059 0.90</text:p>
      <text:p text:style-name="P2"/>
      <text:p text:style-name="P2">25 - TU</text:p>
      <text:p text:style-name="P2">0254 5.20</text:p>
      <text:p text:style-name="P2">0919 0.86</text:p>
      <text:p text:style-name="P2">1513 5.26</text:p>
      <text:p text:style-name="P2">2138 0.84</text:p>
      <text:p text:style-name="P2"/>
      <text:p text:style-name="P2">26 - W</text:p>
      <text:p text:style-name="P2">0332 5.31</text:p>
      <text:p text:style-name="P2">0958 0.83</text:p>
      <text:p text:style-name="P2">1552 5.34</text:p>
      <text:p text:style-name="P2">2218 0.84</text:p>
      <text:p text:style-name="P2"/>
      <text:p text:style-name="P2">27 - TH</text:p>
      <text:p text:style-name="P2">0413 5.35</text:p>
      <text:p text:style-name="P2">1039 0.87</text:p>
      <text:p text:style-name="P2">1635 5.34</text:p>
      <text:p text:style-name="P2">2301 0.92</text:p>
      <text:p text:style-name="P2"/>
      <text:p text:style-name="P2">28 - F</text:p>
      <text:p text:style-name="P2">0459 5.31</text:p>
      <text:p text:style-name="P2">1124 0.97</text:p>
      <text:p text:style-name="P2">1723 5.26</text:p>
      <text:p text:style-name="P2">2348 1.04</text:p>
      <text:p text:style-name="P2"/>
      <text:p text:style-name="P2">29 - SA</text:p>
      <text:p text:style-name="P2">0549 5.20</text:p>
      <text:p text:style-name="P2">1214 1.12</text:p>
      <text:p text:style-name="P2">1816 5.13</text:p>
      <text:p text:style-name="P2"/>
      <text:p text:style-name="P2"/>
      <text:p text:style-name="P2">30 - SU</text:p>
      <text:p text:style-name="P2">0041 1.21</text:p>
      <text:p text:style-name="P2">0646 5.05</text:p>
      <text:p text:style-name="P2">1311 1.29</text:p>
      <text:p text:style-name="P2">1917 4.97</text:p>
      <text:p text:style-name="P2"/>
      <text:p text:style-name="P2">31 - M</text:p>
      <text:p text:style-name="P2">0144 1.36</text:p>
      <text:p text:style-name="P2">0750 4.91</text:p>
      <text:p text:style-name="P2">1419 1.41</text:p>
      <text:p text:style-name="P2">2025 4.87</text:p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256 1.43</text:p>
      <text:p text:style-name="P2">0901 4.86</text:p>
      <text:p text:style-name="P2">1533 1.41</text:p>
      <text:p text:style-name="P2">2137 4.89</text:p>
      <text:p text:style-name="P2"/>
      <text:p text:style-name="P2">2 - W</text:p>
      <text:p text:style-name="P2">0410 1.36</text:p>
      <text:p text:style-name="P2">1013 4.95</text:p>
      <text:p text:style-name="P2">1645 1.28</text:p>
      <text:p text:style-name="P2">2247 5.04</text:p>
      <text:p text:style-name="P2"/>
      <text:p text:style-name="P2">3 - TH</text:p>
      <text:p text:style-name="P2">0518 1.17</text:p>
      <text:p text:style-name="P2">1120 5.15</text:p>
      <text:p text:style-name="P2">1749 1.06</text:p>
      <text:p text:style-name="P2">2350 5.28</text:p>
      <text:p text:style-name="P2"/>
      <text:p text:style-name="P2">4 - F</text:p>
      <text:p text:style-name="P2">0617 0.93</text:p>
      <text:p text:style-name="P2">1219 5.41</text:p>
      <text:p text:style-name="P2">1843 0.81</text:p>
      <text:p text:style-name="P2"/>
      <text:p text:style-name="P2"/>
      <text:p text:style-name="P2">5 - SA</text:p>
      <text:p text:style-name="P2">0047 5.53</text:p>
      <text:p text:style-name="P2">0708 0.71</text:p>
      <text:p text:style-name="P2">1313 5.64</text:p>
      <text:p text:style-name="P2">1932 0.61</text:p>
      <text:p text:style-name="P2"/>
      <text:p text:style-name="P2">6 - SU</text:p>
      <text:p text:style-name="P2">0138 5.74</text:p>
      <text:p text:style-name="P2">0754 0.54</text:p>
      <text:p text:style-name="P2">1402 5.81</text:p>
      <text:p text:style-name="P2">2015 0.49</text:p>
      <text:p text:style-name="P2"/>
      <text:p text:style-name="P2">7 - M</text:p>
      <text:p text:style-name="P2">0225 5.85</text:p>
      <text:p text:style-name="P2">0836 0.46</text:p>
      <text:p text:style-name="P2">1448 5.86</text:p>
      <text:p text:style-name="P2">2056 0.46</text:p>
      <text:p text:style-name="P2"/>
      <text:p text:style-name="P2">8 - TU</text:p>
      <text:p text:style-name="P2">0310 5.85</text:p>
      <text:p text:style-name="P2">0916 0.48</text:p>
      <text:p text:style-name="P2">1532 5.80</text:p>
      <text:p text:style-name="P2">2135 0.52</text:p>
      <text:p text:style-name="P2"/>
      <text:p text:style-name="P2">9 - W</text:p>
      <text:p text:style-name="P2">0354 5.73</text:p>
      <text:p text:style-name="P2">0954 0.59</text:p>
      <text:p text:style-name="P2">1615 5.62</text:p>
      <text:p text:style-name="P2">2213 0.68</text:p>
      <text:p text:style-name="P2"/>
      <text:p text:style-name="P2">10 - TH</text:p>
      <text:p text:style-name="P2">0436 5.49</text:p>
      <text:p text:style-name="P2">1032 0.79</text:p>
      <text:p text:style-name="P2">1658 5.34</text:p>
      <text:p text:style-name="P2">2251 0.92</text:p>
      <text:p text:style-name="P2"/>
      <text:p text:style-name="P2">11 - F</text:p>
      <text:p text:style-name="P2">0519 5.18</text:p>
      <text:p text:style-name="P2">1111 1.06</text:p>
      <text:p text:style-name="P2">1740 5.00</text:p>
      <text:p text:style-name="P2">2332 1.22</text:p>
      <text:p text:style-name="P2"/>
      <text:p text:style-name="P2">12 - SA</text:p>
      <text:p text:style-name="P2">0602 4.81</text:p>
      <text:p text:style-name="P2">1153 1.38</text:p>
      <text:p text:style-name="P2">1825 4.63</text:p>
      <text:p text:style-name="P2"/>
      <text:p text:style-name="P2"/>
      <text:p text:style-name="P2">13 - SU</text:p>
      <text:p text:style-name="P2">0016 1.54</text:p>
      <text:p text:style-name="P2">0649 4.45</text:p>
      <text:p text:style-name="P2">1241 1.70</text:p>
      <text:p text:style-name="P2">1916 4.28</text:p>
      <text:p text:style-name="P2"/>
      <text:p text:style-name="P2">14 - M</text:p>
      <text:p text:style-name="P2">0107 1.85</text:p>
      <text:p text:style-name="P2">0745 4.13</text:p>
      <text:p text:style-name="P2">1337 1.98</text:p>
      <text:p text:style-name="P2">2020 4.01</text:p>
      <text:p text:style-name="P2"/>
      <text:p text:style-name="P2">15 - TU</text:p>
      <text:p text:style-name="P2">0209 2.09</text:p>
      <text:p text:style-name="P2">0859 3.93</text:p>
      <text:p text:style-name="P2">1445 2.16</text:p>
      <text:p text:style-name="P2">2141 3.89</text:p>
      <text:p text:style-name="P2"/>
      <text:p text:style-name="P2">16 - W</text:p>
      <text:p text:style-name="P2">0323 2.18</text:p>
      <text:p text:style-name="P2">1020 3.91</text:p>
      <text:p text:style-name="P2">1601 2.16</text:p>
      <text:p text:style-name="P2">2256 3.96</text:p>
      <text:p text:style-name="P2"/>
      <text:p text:style-name="P2">17 - TH</text:p>
      <text:p text:style-name="P2">0436 2.09</text:p>
      <text:p text:style-name="P2">1126 4.04</text:p>
      <text:p text:style-name="P2">1708 1.99</text:p>
      <text:p text:style-name="P2">2351 4.15</text:p>
      <text:p text:style-name="P2"/>
      <text:p text:style-name="P2">18 - F</text:p>
      <text:p text:style-name="P2">0536 1.87</text:p>
      <text:p text:style-name="P2">1212 4.26</text:p>
      <text:p text:style-name="P2">1801 1.72</text:p>
      <text:p text:style-name="P2"/>
      <text:p text:style-name="P2"/>
      <text:p text:style-name="P2">19 - SA</text:p>
      <text:p text:style-name="P2">0031 4.39</text:p>
      <text:p text:style-name="P2">0624 1.57</text:p>
      <text:p text:style-name="P2">1247 4.53</text:p>
      <text:p text:style-name="P2">1846 1.41</text:p>
      <text:p text:style-name="P2"/>
      <text:p text:style-name="P2">20 - SU</text:p>
      <text:p text:style-name="P2">0102 4.67</text:p>
      <text:p text:style-name="P2">0706 1.26</text:p>
      <text:p text:style-name="P2">1317 4.82</text:p>
      <text:p text:style-name="P2">1926 1.10</text:p>
      <text:p text:style-name="P2"/>
      <text:p text:style-name="P2">21 - M</text:p>
      <text:p text:style-name="P2">0131 4.97</text:p>
      <text:p text:style-name="P2">0745 0.96</text:p>
      <text:p text:style-name="P2">1347 5.12</text:p>
      <text:p text:style-name="P2">2004 0.83</text:p>
      <text:p text:style-name="P2"/>
      <text:p text:style-name="P2">22 - TU</text:p>
      <text:p text:style-name="P2">0202 5.27</text:p>
      <text:p text:style-name="P2">0822 0.72</text:p>
      <text:p text:style-name="P2">1419 5.40</text:p>
      <text:p text:style-name="P2">2041 0.63</text:p>
      <text:p text:style-name="P2"/>
      <text:p text:style-name="P2">23 - W</text:p>
      <text:p text:style-name="P2">0236 5.52</text:p>
      <text:p text:style-name="P2">0859 0.56</text:p>
      <text:p text:style-name="P2">1454 5.61</text:p>
      <text:p text:style-name="P2">2117 0.51</text:p>
      <text:p text:style-name="P2"/>
      <text:p text:style-name="P2">24 - TH</text:p>
      <text:p text:style-name="P2">0313 5.68</text:p>
      <text:p text:style-name="P2">0936 0.49</text:p>
      <text:p text:style-name="P2">1532 5.73</text:p>
      <text:p text:style-name="P2">2155 0.49</text:p>
      <text:p text:style-name="P2"/>
      <text:p text:style-name="P2">25 - F</text:p>
      <text:p text:style-name="P2">0352 5.74</text:p>
      <text:p text:style-name="P2">1014 0.53</text:p>
      <text:p text:style-name="P2">1613 5.72</text:p>
      <text:p text:style-name="P2">2234 0.59</text:p>
      <text:p text:style-name="P2"/>
      <text:p text:style-name="P2">26 - SA</text:p>
      <text:p text:style-name="P2">0435 5.66</text:p>
      <text:p text:style-name="P2">1054 0.67</text:p>
      <text:p text:style-name="P2">1658 5.58</text:p>
      <text:p text:style-name="P2">2316 0.78</text:p>
      <text:p text:style-name="P2"/>
      <text:p text:style-name="P2">27 - SU</text:p>
      <text:p text:style-name="P2">0522 5.47</text:p>
      <text:p text:style-name="P2">1139 0.91</text:p>
      <text:p text:style-name="P2">1748 5.34</text:p>
      <text:p text:style-name="P2"/>
      <text:p text:style-name="P2"/>
      <text:p text:style-name="P2">28 - M</text:p>
      <text:p text:style-name="P2">0004 1.05</text:p>
      <text:p text:style-name="P2">0616 5.20</text:p>
      <text:p text:style-name="P2">1232 1.20</text:p>
      <text:p text:style-name="P2">1846 5.0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104 1.34</text:p>
      <text:p text:style-name="P2">0720 4.91</text:p>
      <text:p text:style-name="P2">1340 1.47</text:p>
      <text:p text:style-name="P2">1956 4.80</text:p>
      <text:p text:style-name="P2"/>
      <text:p text:style-name="P2">2 - W</text:p>
      <text:p text:style-name="P2">0221 1.56</text:p>
      <text:p text:style-name="P2">0835 4.73</text:p>
      <text:p text:style-name="P2">1505 1.59</text:p>
      <text:p text:style-name="P2">2116 4.72</text:p>
      <text:p text:style-name="P2"/>
      <text:p text:style-name="P2">3 - TH</text:p>
      <text:p text:style-name="P2">0349 1.56</text:p>
      <text:p text:style-name="P2">0956 4.76</text:p>
      <text:p text:style-name="P2">1631 1.48</text:p>
      <text:p text:style-name="P2">2234 4.86</text:p>
      <text:p text:style-name="P2"/>
      <text:p text:style-name="P2">4 - F</text:p>
      <text:p text:style-name="P2">0508 1.35</text:p>
      <text:p text:style-name="P2">1110 5.00</text:p>
      <text:p text:style-name="P2">1740 1.20</text:p>
      <text:p text:style-name="P2">2342 5.16</text:p>
      <text:p text:style-name="P2"/>
      <text:p text:style-name="P2">5 - SA</text:p>
      <text:p text:style-name="P2">0609 1.04</text:p>
      <text:p text:style-name="P2">1211 5.32</text:p>
      <text:p text:style-name="P2">1835 0.88</text:p>
      <text:p text:style-name="P2"/>
      <text:p text:style-name="P2"/>
      <text:p text:style-name="P2">6 - SU</text:p>
      <text:p text:style-name="P2">0038 5.48</text:p>
      <text:p text:style-name="P2">0659 0.74</text:p>
      <text:p text:style-name="P2">1303 5.63</text:p>
      <text:p text:style-name="P2">1921 0.62</text:p>
      <text:p text:style-name="P2"/>
      <text:p text:style-name="P2">7 - M</text:p>
      <text:p text:style-name="P2">0127 5.75</text:p>
      <text:p text:style-name="P2">0741 0.52</text:p>
      <text:p text:style-name="P2">1349 5.84</text:p>
      <text:p text:style-name="P2">2000 0.44</text:p>
      <text:p text:style-name="P2"/>
      <text:p text:style-name="P2">8 - TU</text:p>
      <text:p text:style-name="P2">0211 5.90</text:p>
      <text:p text:style-name="P2">0819 0.40</text:p>
      <text:p text:style-name="P2">1432 5.92</text:p>
      <text:p text:style-name="P2">2037 0.39</text:p>
      <text:p text:style-name="P2"/>
      <text:p text:style-name="P2">9 - W</text:p>
      <text:p text:style-name="P2">0252 5.91</text:p>
      <text:p text:style-name="P2">0854 0.40</text:p>
      <text:p text:style-name="P2">1512 5.86</text:p>
      <text:p text:style-name="P2">2111 0.44</text:p>
      <text:p text:style-name="P2"/>
      <text:p text:style-name="P2">10 - TH</text:p>
      <text:p text:style-name="P2">0331 5.78</text:p>
      <text:p text:style-name="P2">0928 0.51</text:p>
      <text:p text:style-name="P2">1550 5.67</text:p>
      <text:p text:style-name="P2">2145 0.60</text:p>
      <text:p text:style-name="P2"/>
      <text:p text:style-name="P2">11 - F</text:p>
      <text:p text:style-name="P2">0408 5.52</text:p>
      <text:p text:style-name="P2">1001 0.71</text:p>
      <text:p text:style-name="P2">1626 5.36</text:p>
      <text:p text:style-name="P2">2218 0.84</text:p>
      <text:p text:style-name="P2"/>
      <text:p text:style-name="P2">12 - SA</text:p>
      <text:p text:style-name="P2">0443 5.18</text:p>
      <text:p text:style-name="P2">1036 0.99</text:p>
      <text:p text:style-name="P2">1700 4.99</text:p>
      <text:p text:style-name="P2">2254 1.15</text:p>
      <text:p text:style-name="P2"/>
      <text:p text:style-name="P2">13 - SU</text:p>
      <text:p text:style-name="P2">0516 4.79</text:p>
      <text:p text:style-name="P2">1113 1.33</text:p>
      <text:p text:style-name="P2">1732 4.60</text:p>
      <text:p text:style-name="P2">2333 1.51</text:p>
      <text:p text:style-name="P2"/>
      <text:p text:style-name="P2">14 - M</text:p>
      <text:p text:style-name="P2">0548 4.40</text:p>
      <text:p text:style-name="P2">1154 1.69</text:p>
      <text:p text:style-name="P2">1805 4.22</text:p>
      <text:p text:style-name="P2"/>
      <text:p text:style-name="P2"/>
      <text:p text:style-name="P2">15 - TU</text:p>
      <text:p text:style-name="P2">0018 1.87</text:p>
      <text:p text:style-name="P2">0624 4.04</text:p>
      <text:p text:style-name="P2">1246 2.04</text:p>
      <text:p text:style-name="P2">1849 3.89</text:p>
      <text:p text:style-name="P2"/>
      <text:p text:style-name="P2">16 - W</text:p>
      <text:p text:style-name="P2">0118 2.19</text:p>
      <text:p text:style-name="P2">0723 3.76</text:p>
      <text:p text:style-name="P2">1355 2.30</text:p>
      <text:p text:style-name="P2">2017 3.67</text:p>
      <text:p text:style-name="P2"/>
      <text:p text:style-name="P2">17 - TH</text:p>
      <text:p text:style-name="P2">0239 2.35</text:p>
      <text:p text:style-name="P2">0926 3.66</text:p>
      <text:p text:style-name="P2">1524 2.33</text:p>
      <text:p text:style-name="P2">2220 3.73</text:p>
      <text:p text:style-name="P2"/>
      <text:p text:style-name="P2">18 - F</text:p>
      <text:p text:style-name="P2">0406 2.25</text:p>
      <text:p text:style-name="P2">1057 3.86</text:p>
      <text:p text:style-name="P2">1642 2.11</text:p>
      <text:p text:style-name="P2">2324 4.01</text:p>
      <text:p text:style-name="P2"/>
      <text:p text:style-name="P2">19 - SA</text:p>
      <text:p text:style-name="P2">0513 1.94</text:p>
      <text:p text:style-name="P2">1146 4.18</text:p>
      <text:p text:style-name="P2">1739 1.75</text:p>
      <text:p text:style-name="P2"/>
      <text:p text:style-name="P2"/>
      <text:p text:style-name="P2">20 - SU</text:p>
      <text:p text:style-name="P2">0003 4.36</text:p>
      <text:p text:style-name="P2">0603 1.55</text:p>
      <text:p text:style-name="P2">1220 4.56</text:p>
      <text:p text:style-name="P2">1825 1.35</text:p>
      <text:p text:style-name="P2"/>
      <text:p text:style-name="P2">21 - M</text:p>
      <text:p text:style-name="P2">0035 4.75</text:p>
      <text:p text:style-name="P2">0645 1.15</text:p>
      <text:p text:style-name="P2">1250 4.95</text:p>
      <text:p text:style-name="P2">1904 0.96</text:p>
      <text:p text:style-name="P2"/>
      <text:p text:style-name="P2">22 - TU</text:p>
      <text:p text:style-name="P2">0105 5.15</text:p>
      <text:p text:style-name="P2">0723 0.78</text:p>
      <text:p text:style-name="P2">1321 5.34</text:p>
      <text:p text:style-name="P2">1941 0.63</text:p>
      <text:p text:style-name="P2"/>
      <text:p text:style-name="P2">23 - W</text:p>
      <text:p text:style-name="P2">0138 5.52</text:p>
      <text:p text:style-name="P2">0759 0.49</text:p>
      <text:p text:style-name="P2">1355 5.67</text:p>
      <text:p text:style-name="P2">2017 0.39</text:p>
      <text:p text:style-name="P2"/>
      <text:p text:style-name="P2">24 - TH</text:p>
      <text:p text:style-name="P2">0213 5.80</text:p>
      <text:p text:style-name="P2">0835 0.31</text:p>
      <text:p text:style-name="P2">1431 5.90</text:p>
      <text:p text:style-name="P2">2053 0.26</text:p>
      <text:p text:style-name="P2"/>
      <text:p text:style-name="P2">25 - F</text:p>
      <text:p text:style-name="P2">0250 5.97</text:p>
      <text:p text:style-name="P2">0911 0.25</text:p>
      <text:p text:style-name="P2">1509 6.00</text:p>
      <text:p text:style-name="P2">2129 0.27</text:p>
      <text:p text:style-name="P2"/>
      <text:p text:style-name="P2">26 - SA</text:p>
      <text:p text:style-name="P2">0329 5.99</text:p>
      <text:p text:style-name="P2">0947 0.32</text:p>
      <text:p text:style-name="P2">1550 5.94</text:p>
      <text:p text:style-name="P2">2206 0.41</text:p>
      <text:p text:style-name="P2"/>
      <text:p text:style-name="P2">27 - SU</text:p>
      <text:p text:style-name="P2">0412 5.85</text:p>
      <text:p text:style-name="P2">1026 0.52</text:p>
      <text:p text:style-name="P2">1635 5.73</text:p>
      <text:p text:style-name="P2">2247 0.66</text:p>
      <text:p text:style-name="P2"/>
      <text:p text:style-name="P2">28 - M</text:p>
      <text:p text:style-name="P2">0459 5.58</text:p>
      <text:p text:style-name="P2">1110 0.83</text:p>
      <text:p text:style-name="P2">1724 5.40</text:p>
      <text:p text:style-name="P2">2335 1.01</text:p>
      <text:p text:style-name="P2"/>
      <text:p text:style-name="P2">29 - TU</text:p>
      <text:p text:style-name="P2">0552 5.21</text:p>
      <text:p text:style-name="P2">1203 1.20</text:p>
      <text:p text:style-name="P2">1823 5.02</text:p>
      <text:p text:style-name="P2"/>
      <text:p text:style-name="P2"/>
      <text:p text:style-name="P2">30 - W</text:p>
      <text:p text:style-name="P2">0035 1.39</text:p>
      <text:p text:style-name="P2">0658 4.84</text:p>
      <text:p text:style-name="P2">1312 1.55</text:p>
      <text:p text:style-name="P2">1936 4.70</text:p>
      <text:p text:style-name="P2"/>
      <text:p text:style-name="P2">31 - TH</text:p>
      <text:p text:style-name="P2">0157 1.67</text:p>
      <text:p text:style-name="P2">0818 4.62</text:p>
      <text:p text:style-name="P2">1446 1.71</text:p>
      <text:p text:style-name="P2">2102 4.61</text:p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335 1.67</text:p>
      <text:p text:style-name="P2">0944 4.67</text:p>
      <text:p text:style-name="P2">1619 1.56</text:p>
      <text:p text:style-name="P2">2223 4.79</text:p>
      <text:p text:style-name="P2"/>
      <text:p text:style-name="P2">2 - SA</text:p>
      <text:p text:style-name="P2">0456 1.41</text:p>
      <text:p text:style-name="P2">1058 4.95</text:p>
      <text:p text:style-name="P2">1727 1.24</text:p>
      <text:p text:style-name="P2">2329 5.13</text:p>
      <text:p text:style-name="P2"/>
      <text:p text:style-name="P2">3 - SU</text:p>
      <text:p text:style-name="P2">0555 1.07</text:p>
      <text:p text:style-name="P2">1157 5.31</text:p>
      <text:p text:style-name="P2">1819 0.90</text:p>
      <text:p text:style-name="P2"/>
      <text:p text:style-name="P2"/>
      <text:p text:style-name="P2">4 - M</text:p>
      <text:p text:style-name="P2">0023 5.47</text:p>
      <text:p text:style-name="P2">0641 0.76</text:p>
      <text:p text:style-name="P2">1247 5.62</text:p>
      <text:p text:style-name="P2">1901 0.64</text:p>
      <text:p text:style-name="P2"/>
      <text:p text:style-name="P2">5 - TU</text:p>
      <text:p text:style-name="P2">0109 5.73</text:p>
      <text:p text:style-name="P2">0720 0.54</text:p>
      <text:p text:style-name="P2">1330 5.81</text:p>
      <text:p text:style-name="P2">1938 0.47</text:p>
      <text:p text:style-name="P2"/>
      <text:p text:style-name="P2">6 - W</text:p>
      <text:p text:style-name="P2">0151 5.86</text:p>
      <text:p text:style-name="P2">0755 0.43</text:p>
      <text:p text:style-name="P2">1410 5.87</text:p>
      <text:p text:style-name="P2">2011 0.42</text:p>
      <text:p text:style-name="P2"/>
      <text:p text:style-name="P2">7 - TH</text:p>
      <text:p text:style-name="P2">0229 5.84</text:p>
      <text:p text:style-name="P2">0827 0.44</text:p>
      <text:p text:style-name="P2">1447 5.78</text:p>
      <text:p text:style-name="P2">2043 0.48</text:p>
      <text:p text:style-name="P2"/>
      <text:p text:style-name="P2">8 - F</text:p>
      <text:p text:style-name="P2">0304 5.69</text:p>
      <text:p text:style-name="P2">0859 0.55</text:p>
      <text:p text:style-name="P2">1521 5.57</text:p>
      <text:p text:style-name="P2">2114 0.63</text:p>
      <text:p text:style-name="P2"/>
      <text:p text:style-name="P2">9 - SA</text:p>
      <text:p text:style-name="P2">0337 5.43</text:p>
      <text:p text:style-name="P2">0930 0.74</text:p>
      <text:p text:style-name="P2">1552 5.27</text:p>
      <text:p text:style-name="P2">2146 0.87</text:p>
      <text:p text:style-name="P2"/>
      <text:p text:style-name="P2">10 - SU</text:p>
      <text:p text:style-name="P2">0406 5.10</text:p>
      <text:p text:style-name="P2">1003 1.01</text:p>
      <text:p text:style-name="P2">1619 4.92</text:p>
      <text:p text:style-name="P2">2220 1.17</text:p>
      <text:p text:style-name="P2"/>
      <text:p text:style-name="P2">11 - M</text:p>
      <text:p text:style-name="P2">0432 4.75</text:p>
      <text:p text:style-name="P2">1038 1.34</text:p>
      <text:p text:style-name="P2">1644 4.58</text:p>
      <text:p text:style-name="P2">2257 1.51</text:p>
      <text:p text:style-name="P2"/>
      <text:p text:style-name="P2">12 - TU</text:p>
      <text:p text:style-name="P2">0456 4.41</text:p>
      <text:p text:style-name="P2">1118 1.69</text:p>
      <text:p text:style-name="P2">1711 4.25</text:p>
      <text:p text:style-name="P2">2341 1.87</text:p>
      <text:p text:style-name="P2"/>
      <text:p text:style-name="P2">13 - W</text:p>
      <text:p text:style-name="P2">0528 4.10</text:p>
      <text:p text:style-name="P2">1207 2.03</text:p>
      <text:p text:style-name="P2">1749 3.96</text:p>
      <text:p text:style-name="P2"/>
      <text:p text:style-name="P2"/>
      <text:p text:style-name="P2">14 - TH</text:p>
      <text:p text:style-name="P2">0039 2.18</text:p>
      <text:p text:style-name="P2">0618 3.83</text:p>
      <text:p text:style-name="P2">1318 2.29</text:p>
      <text:p text:style-name="P2">1859 3.72</text:p>
      <text:p text:style-name="P2"/>
      <text:p text:style-name="P2">15 - F</text:p>
      <text:p text:style-name="P2">0203 2.34</text:p>
      <text:p text:style-name="P2">0758 3.68</text:p>
      <text:p text:style-name="P2">1449 2.32</text:p>
      <text:p text:style-name="P2">2108 3.72</text:p>
      <text:p text:style-name="P2"/>
      <text:p text:style-name="P2">16 - SA</text:p>
      <text:p text:style-name="P2">0333 2.23</text:p>
      <text:p text:style-name="P2">1000 3.85</text:p>
      <text:p text:style-name="P2">1610 2.08</text:p>
      <text:p text:style-name="P2">2234 4.02</text:p>
      <text:p text:style-name="P2"/>
      <text:p text:style-name="P2">17 - SU</text:p>
      <text:p text:style-name="P2">0442 1.89</text:p>
      <text:p text:style-name="P2">1100 4.22</text:p>
      <text:p text:style-name="P2">1709 1.68</text:p>
      <text:p text:style-name="P2">2321 4.43</text:p>
      <text:p text:style-name="P2"/>
      <text:p text:style-name="P2">18 - M</text:p>
      <text:p text:style-name="P2">0533 1.46</text:p>
      <text:p text:style-name="P2">1140 4.65</text:p>
      <text:p text:style-name="P2">1756 1.24</text:p>
      <text:p text:style-name="P2">2358 4.88</text:p>
      <text:p text:style-name="P2"/>
      <text:p text:style-name="P2">19 - TU</text:p>
      <text:p text:style-name="P2">0617 1.03</text:p>
      <text:p text:style-name="P2">1216 5.10</text:p>
      <text:p text:style-name="P2">1837 0.84</text:p>
      <text:p text:style-name="P2"/>
      <text:p text:style-name="P2"/>
      <text:p text:style-name="P2">20 - W</text:p>
      <text:p text:style-name="P2">0034 5.31</text:p>
      <text:p text:style-name="P2">0656 0.66</text:p>
      <text:p text:style-name="P2">1252 5.51</text:p>
      <text:p text:style-name="P2">1915 0.50</text:p>
      <text:p text:style-name="P2"/>
      <text:p text:style-name="P2">21 - TH</text:p>
      <text:p text:style-name="P2">0110 5.68</text:p>
      <text:p text:style-name="P2">0733 0.38</text:p>
      <text:p text:style-name="P2">1329 5.84</text:p>
      <text:p text:style-name="P2">1951 0.28</text:p>
      <text:p text:style-name="P2"/>
      <text:p text:style-name="P2">22 - F</text:p>
      <text:p text:style-name="P2">0148 5.95</text:p>
      <text:p text:style-name="P2">0810 0.21</text:p>
      <text:p text:style-name="P2">1407 6.04</text:p>
      <text:p text:style-name="P2">2028 0.18</text:p>
      <text:p text:style-name="P2"/>
      <text:p text:style-name="P2">23 - SA</text:p>
      <text:p text:style-name="P2">0227 6.08</text:p>
      <text:p text:style-name="P2">0846 0.18</text:p>
      <text:p text:style-name="P2">1447 6.09</text:p>
      <text:p text:style-name="P2">2105 0.22</text:p>
      <text:p text:style-name="P2"/>
      <text:p text:style-name="P2">24 - SU</text:p>
      <text:p text:style-name="P2">0308 6.06</text:p>
      <text:p text:style-name="P2">0924 0.29</text:p>
      <text:p text:style-name="P2">1530 5.98</text:p>
      <text:p text:style-name="P2">2144 0.39</text:p>
      <text:p text:style-name="P2"/>
      <text:p text:style-name="P2">25 - M</text:p>
      <text:p text:style-name="P2">0352 5.87</text:p>
      <text:p text:style-name="P2">1004 0.52</text:p>
      <text:p text:style-name="P2">1616 5.73</text:p>
      <text:p text:style-name="P2">2226 0.68</text:p>
      <text:p text:style-name="P2"/>
      <text:p text:style-name="P2">26 - TU</text:p>
      <text:p text:style-name="P2">0441 5.55</text:p>
      <text:p text:style-name="P2">1049 0.85</text:p>
      <text:p text:style-name="P2">1707 5.37</text:p>
      <text:p text:style-name="P2">2315 1.04</text:p>
      <text:p text:style-name="P2"/>
      <text:p text:style-name="P2">27 - W</text:p>
      <text:p text:style-name="P2">0536 5.17</text:p>
      <text:p text:style-name="P2">1144 1.23</text:p>
      <text:p text:style-name="P2">1808 4.98</text:p>
      <text:p text:style-name="P2"/>
      <text:p text:style-name="P2"/>
      <text:p text:style-name="P2">28 - TH</text:p>
      <text:p text:style-name="P2">0017 1.42</text:p>
      <text:p text:style-name="P2">0644 4.81</text:p>
      <text:p text:style-name="P2">1256 1.57</text:p>
      <text:p text:style-name="P2">1923 4.69</text:p>
      <text:p text:style-name="P2"/>
      <text:p text:style-name="P2">29 - F</text:p>
      <text:p text:style-name="P2">0140 1.67</text:p>
      <text:p text:style-name="P2">0805 4.62</text:p>
      <text:p text:style-name="P2">1428 1.71</text:p>
      <text:p text:style-name="P2">2047 4.62</text:p>
      <text:p text:style-name="P2"/>
      <text:p text:style-name="P2">30 - SA</text:p>
      <text:p text:style-name="P2">0315 1.67</text:p>
      <text:p text:style-name="P2">0928 4.69</text:p>
      <text:p text:style-name="P2">1557 1.57</text:p>
      <text:p text:style-name="P2">2205 4.8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433 1.43</text:p>
      <text:p text:style-name="P2">1039 4.94</text:p>
      <text:p text:style-name="P2">1703 1.28</text:p>
      <text:p text:style-name="P2">2309 5.10</text:p>
      <text:p text:style-name="P2"/>
      <text:p text:style-name="P2">2 - M</text:p>
      <text:p text:style-name="P2">0529 1.13</text:p>
      <text:p text:style-name="P2">1136 5.25</text:p>
      <text:p text:style-name="P2">1753 1.00</text:p>
      <text:p text:style-name="P2"/>
      <text:p text:style-name="P2"/>
      <text:p text:style-name="P2">3 - TU</text:p>
      <text:p text:style-name="P2">0001 5.38</text:p>
      <text:p text:style-name="P2">0614 0.88</text:p>
      <text:p text:style-name="P2">1224 5.50</text:p>
      <text:p text:style-name="P2">1834 0.78</text:p>
      <text:p text:style-name="P2"/>
      <text:p text:style-name="P2">4 - W</text:p>
      <text:p text:style-name="P2">0046 5.58</text:p>
      <text:p text:style-name="P2">0652 0.70</text:p>
      <text:p text:style-name="P2">1307 5.64</text:p>
      <text:p text:style-name="P2">1909 0.65</text:p>
      <text:p text:style-name="P2"/>
      <text:p text:style-name="P2">5 - TH</text:p>
      <text:p text:style-name="P2">0127 5.66</text:p>
      <text:p text:style-name="P2">0726 0.62</text:p>
      <text:p text:style-name="P2">1346 5.65</text:p>
      <text:p text:style-name="P2">1942 0.61</text:p>
      <text:p text:style-name="P2"/>
      <text:p text:style-name="P2">6 - F</text:p>
      <text:p text:style-name="P2">0204 5.61</text:p>
      <text:p text:style-name="P2">0758 0.63</text:p>
      <text:p text:style-name="P2">1421 5.55</text:p>
      <text:p text:style-name="P2">2014 0.66</text:p>
      <text:p text:style-name="P2"/>
      <text:p text:style-name="P2">7 - SA</text:p>
      <text:p text:style-name="P2">0237 5.46</text:p>
      <text:p text:style-name="P2">0830 0.72</text:p>
      <text:p text:style-name="P2">1453 5.35</text:p>
      <text:p text:style-name="P2">2046 0.79</text:p>
      <text:p text:style-name="P2"/>
      <text:p text:style-name="P2">8 - SU</text:p>
      <text:p text:style-name="P2">0307 5.23</text:p>
      <text:p text:style-name="P2">0902 0.88</text:p>
      <text:p text:style-name="P2">1520 5.10</text:p>
      <text:p text:style-name="P2">2119 0.98</text:p>
      <text:p text:style-name="P2"/>
      <text:p text:style-name="P2">9 - M</text:p>
      <text:p text:style-name="P2">0333 4.97</text:p>
      <text:p text:style-name="P2">0936 1.10</text:p>
      <text:p text:style-name="P2">1545 4.84</text:p>
      <text:p text:style-name="P2">2154 1.23</text:p>
      <text:p text:style-name="P2"/>
      <text:p text:style-name="P2">10 - TU</text:p>
      <text:p text:style-name="P2">0357 4.71</text:p>
      <text:p text:style-name="P2">1012 1.36</text:p>
      <text:p text:style-name="P2">1610 4.59</text:p>
      <text:p text:style-name="P2">2232 1.50</text:p>
      <text:p text:style-name="P2"/>
      <text:p text:style-name="P2">11 - W</text:p>
      <text:p text:style-name="P2">0424 4.47</text:p>
      <text:p text:style-name="P2">1053 1.65</text:p>
      <text:p text:style-name="P2">1641 4.35</text:p>
      <text:p text:style-name="P2">2317 1.79</text:p>
      <text:p text:style-name="P2"/>
      <text:p text:style-name="P2">12 - TH</text:p>
      <text:p text:style-name="P2">0501 4.24</text:p>
      <text:p text:style-name="P2">1143 1.92</text:p>
      <text:p text:style-name="P2">1726 4.13</text:p>
      <text:p text:style-name="P2"/>
      <text:p text:style-name="P2"/>
      <text:p text:style-name="P2">13 - F</text:p>
      <text:p text:style-name="P2">0015 2.03</text:p>
      <text:p text:style-name="P2">0555 4.03</text:p>
      <text:p text:style-name="P2">1250 2.11</text:p>
      <text:p text:style-name="P2">1832 3.96</text:p>
      <text:p text:style-name="P2"/>
      <text:p text:style-name="P2">14 - SA</text:p>
      <text:p text:style-name="P2">0131 2.15</text:p>
      <text:p text:style-name="P2">0715 3.93</text:p>
      <text:p text:style-name="P2">1412 2.13</text:p>
      <text:p text:style-name="P2">2002 3.95</text:p>
      <text:p text:style-name="P2"/>
      <text:p text:style-name="P2">15 - SU</text:p>
      <text:p text:style-name="P2">0252 2.05</text:p>
      <text:p text:style-name="P2">0848 4.04</text:p>
      <text:p text:style-name="P2">1529 1.93</text:p>
      <text:p text:style-name="P2">2128 4.18</text:p>
      <text:p text:style-name="P2"/>
      <text:p text:style-name="P2">16 - M</text:p>
      <text:p text:style-name="P2">0401 1.76</text:p>
      <text:p text:style-name="P2">1001 4.35</text:p>
      <text:p text:style-name="P2">1630 1.58</text:p>
      <text:p text:style-name="P2">2229 4.55</text:p>
      <text:p text:style-name="P2"/>
      <text:p text:style-name="P2">17 - TU</text:p>
      <text:p text:style-name="P2">0457 1.38</text:p>
      <text:p text:style-name="P2">1054 4.76</text:p>
      <text:p text:style-name="P2">1721 1.19</text:p>
      <text:p text:style-name="P2">2317 4.97</text:p>
      <text:p text:style-name="P2"/>
      <text:p text:style-name="P2">18 - W</text:p>
      <text:p text:style-name="P2">0544 1.00</text:p>
      <text:p text:style-name="P2">1139 5.18</text:p>
      <text:p text:style-name="P2">1805 0.82</text:p>
      <text:p text:style-name="P2"/>
      <text:p text:style-name="P2"/>
      <text:p text:style-name="P2">19 - TH</text:p>
      <text:p text:style-name="P2">0001 5.37</text:p>
      <text:p text:style-name="P2">0626 0.66</text:p>
      <text:p text:style-name="P2">1222 5.55</text:p>
      <text:p text:style-name="P2">1847 0.53</text:p>
      <text:p text:style-name="P2"/>
      <text:p text:style-name="P2">20 - F</text:p>
      <text:p text:style-name="P2">0043 5.71</text:p>
      <text:p text:style-name="P2">0707 0.41</text:p>
      <text:p text:style-name="P2">1304 5.84</text:p>
      <text:p text:style-name="P2">1927 0.33</text:p>
      <text:p text:style-name="P2"/>
      <text:p text:style-name="P2">21 - SA</text:p>
      <text:p text:style-name="P2">0125 5.94</text:p>
      <text:p text:style-name="P2">0746 0.28</text:p>
      <text:p text:style-name="P2">1346 6.00</text:p>
      <text:p text:style-name="P2">2006 0.25</text:p>
      <text:p text:style-name="P2"/>
      <text:p text:style-name="P2">22 - SU</text:p>
      <text:p text:style-name="P2">0208 6.03</text:p>
      <text:p text:style-name="P2">0826 0.26</text:p>
      <text:p text:style-name="P2">1430 6.02</text:p>
      <text:p text:style-name="P2">2046 0.30</text:p>
      <text:p text:style-name="P2"/>
      <text:p text:style-name="P2">23 - M</text:p>
      <text:p text:style-name="P2">0252 5.98</text:p>
      <text:p text:style-name="P2">0907 0.37</text:p>
      <text:p text:style-name="P2">1515 5.91</text:p>
      <text:p text:style-name="P2">2128 0.46</text:p>
      <text:p text:style-name="P2"/>
      <text:p text:style-name="P2">24 - TU</text:p>
      <text:p text:style-name="P2">0339 5.80</text:p>
      <text:p text:style-name="P2">0950 0.58</text:p>
      <text:p text:style-name="P2">1604 5.67</text:p>
      <text:p text:style-name="P2">2213 0.72</text:p>
      <text:p text:style-name="P2"/>
      <text:p text:style-name="P2">25 - W</text:p>
      <text:p text:style-name="P2">0430 5.52</text:p>
      <text:p text:style-name="P2">1038 0.87</text:p>
      <text:p text:style-name="P2">1657 5.35</text:p>
      <text:p text:style-name="P2">2304 1.04</text:p>
      <text:p text:style-name="P2"/>
      <text:p text:style-name="P2">26 - TH</text:p>
      <text:p text:style-name="P2">0526 5.19</text:p>
      <text:p text:style-name="P2">1133 1.20</text:p>
      <text:p text:style-name="P2">1758 5.03</text:p>
      <text:p text:style-name="P2"/>
      <text:p text:style-name="P2"/>
      <text:p text:style-name="P2">27 - F</text:p>
      <text:p text:style-name="P2">0005 1.35</text:p>
      <text:p text:style-name="P2">0632 4.89</text:p>
      <text:p text:style-name="P2">1241 1.47</text:p>
      <text:p text:style-name="P2">1908 4.78</text:p>
      <text:p text:style-name="P2"/>
      <text:p text:style-name="P2">28 - SA</text:p>
      <text:p text:style-name="P2">0119 1.57</text:p>
      <text:p text:style-name="P2">0746 4.72</text:p>
      <text:p text:style-name="P2">1400 1.61</text:p>
      <text:p text:style-name="P2">2024 4.70</text:p>
      <text:p text:style-name="P2"/>
      <text:p text:style-name="P2">29 - SU</text:p>
      <text:p text:style-name="P2">0241 1.61</text:p>
      <text:p text:style-name="P2">0902 4.73</text:p>
      <text:p text:style-name="P2">1520 1.57</text:p>
      <text:p text:style-name="P2">2137 4.79</text:p>
      <text:p text:style-name="P2"/>
      <text:p text:style-name="P2">30 - M</text:p>
      <text:p text:style-name="P2">0355 1.49</text:p>
      <text:p text:style-name="P2">1010 4.87</text:p>
      <text:p text:style-name="P2">1626 1.40</text:p>
      <text:p text:style-name="P2">2240 4.96</text:p>
      <text:p text:style-name="P2"/>
      <text:p text:style-name="P2">31 - TU</text:p>
      <text:p text:style-name="P2">0453 1.31</text:p>
      <text:p text:style-name="P2">1108 5.06</text:p>
      <text:p text:style-name="P2">1718 1.22</text:p>
      <text:p text:style-name="P2">2333 5.14</text:p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540 1.14</text:p>
      <text:p text:style-name="P2">1158 5.21</text:p>
      <text:p text:style-name="P2">1801 1.06</text:p>
      <text:p text:style-name="P2"/>
      <text:p text:style-name="P2"/>
      <text:p text:style-name="P2">2 - TH</text:p>
      <text:p text:style-name="P2">0020 5.26</text:p>
      <text:p text:style-name="P2">0620 1.01</text:p>
      <text:p text:style-name="P2">1242 5.29</text:p>
      <text:p text:style-name="P2">1839 0.96</text:p>
      <text:p text:style-name="P2"/>
      <text:p text:style-name="P2">3 - F</text:p>
      <text:p text:style-name="P2">0102 5.30</text:p>
      <text:p text:style-name="P2">0657 0.93</text:p>
      <text:p text:style-name="P2">1321 5.29</text:p>
      <text:p text:style-name="P2">1914 0.92</text:p>
      <text:p text:style-name="P2"/>
      <text:p text:style-name="P2">4 - SA</text:p>
      <text:p text:style-name="P2">0139 5.26</text:p>
      <text:p text:style-name="P2">0731 0.92</text:p>
      <text:p text:style-name="P2">1356 5.21</text:p>
      <text:p text:style-name="P2">1948 0.93</text:p>
      <text:p text:style-name="P2"/>
      <text:p text:style-name="P2">5 - SU</text:p>
      <text:p text:style-name="P2">0213 5.15</text:p>
      <text:p text:style-name="P2">0805 0.96</text:p>
      <text:p text:style-name="P2">1428 5.09</text:p>
      <text:p text:style-name="P2">2022 0.99</text:p>
      <text:p text:style-name="P2"/>
      <text:p text:style-name="P2">6 - M</text:p>
      <text:p text:style-name="P2">0242 5.01</text:p>
      <text:p text:style-name="P2">0840 1.04</text:p>
      <text:p text:style-name="P2">1455 4.94</text:p>
      <text:p text:style-name="P2">2058 1.10</text:p>
      <text:p text:style-name="P2"/>
      <text:p text:style-name="P2">7 - TU</text:p>
      <text:p text:style-name="P2">0308 4.87</text:p>
      <text:p text:style-name="P2">0916 1.17</text:p>
      <text:p text:style-name="P2">1521 4.80</text:p>
      <text:p text:style-name="P2">2135 1.24</text:p>
      <text:p text:style-name="P2"/>
      <text:p text:style-name="P2">8 - W</text:p>
      <text:p text:style-name="P2">0335 4.74</text:p>
      <text:p text:style-name="P2">0955 1.32</text:p>
      <text:p text:style-name="P2">1550 4.67</text:p>
      <text:p text:style-name="P2">2215 1.41</text:p>
      <text:p text:style-name="P2"/>
      <text:p text:style-name="P2">9 - TH</text:p>
      <text:p text:style-name="P2">0407 4.61</text:p>
      <text:p text:style-name="P2">1037 1.50</text:p>
      <text:p text:style-name="P2">1626 4.55</text:p>
      <text:p text:style-name="P2">2300 1.58</text:p>
      <text:p text:style-name="P2"/>
      <text:p text:style-name="P2">10 - F</text:p>
      <text:p text:style-name="P2">0448 4.49</text:p>
      <text:p text:style-name="P2">1126 1.66</text:p>
      <text:p text:style-name="P2">1713 4.43</text:p>
      <text:p text:style-name="P2">2354 1.73</text:p>
      <text:p text:style-name="P2"/>
      <text:p text:style-name="P2">11 - SA</text:p>
      <text:p text:style-name="P2">0540 4.38</text:p>
      <text:p text:style-name="P2">1224 1.79</text:p>
      <text:p text:style-name="P2">1811 4.34</text:p>
      <text:p text:style-name="P2"/>
      <text:p text:style-name="P2"/>
      <text:p text:style-name="P2">12 - SU</text:p>
      <text:p text:style-name="P2">0057 1.82</text:p>
      <text:p text:style-name="P2">0644 4.32</text:p>
      <text:p text:style-name="P2">1331 1.82</text:p>
      <text:p text:style-name="P2">1919 4.33</text:p>
      <text:p text:style-name="P2"/>
      <text:p text:style-name="P2">13 - M</text:p>
      <text:p text:style-name="P2">0207 1.79</text:p>
      <text:p text:style-name="P2">0756 4.37</text:p>
      <text:p text:style-name="P2">1441 1.72</text:p>
      <text:p text:style-name="P2">2032 4.44</text:p>
      <text:p text:style-name="P2"/>
      <text:p text:style-name="P2">14 - TU</text:p>
      <text:p text:style-name="P2">0315 1.62</text:p>
      <text:p text:style-name="P2">0906 4.55</text:p>
      <text:p text:style-name="P2">1546 1.50</text:p>
      <text:p text:style-name="P2">2138 4.68</text:p>
      <text:p text:style-name="P2"/>
      <text:p text:style-name="P2">15 - W</text:p>
      <text:p text:style-name="P2">0415 1.37</text:p>
      <text:p text:style-name="P2">1009 4.83</text:p>
      <text:p text:style-name="P2">1643 1.22</text:p>
      <text:p text:style-name="P2">2237 4.99</text:p>
      <text:p text:style-name="P2"/>
      <text:p text:style-name="P2">16 - TH</text:p>
      <text:p text:style-name="P2">0509 1.07</text:p>
      <text:p text:style-name="P2">1104 5.15</text:p>
      <text:p text:style-name="P2">1734 0.93</text:p>
      <text:p text:style-name="P2">2330 5.31</text:p>
      <text:p text:style-name="P2"/>
      <text:p text:style-name="P2">17 - F</text:p>
      <text:p text:style-name="P2">0558 0.80</text:p>
      <text:p text:style-name="P2">1155 5.46</text:p>
      <text:p text:style-name="P2">1822 0.68</text:p>
      <text:p text:style-name="P2"/>
      <text:p text:style-name="P2"/>
      <text:p text:style-name="P2">18 - SA</text:p>
      <text:p text:style-name="P2">0019 5.59</text:p>
      <text:p text:style-name="P2">0644 0.58</text:p>
      <text:p text:style-name="P2">1243 5.70</text:p>
      <text:p text:style-name="P2">1907 0.50</text:p>
      <text:p text:style-name="P2"/>
      <text:p text:style-name="P2">19 - SU</text:p>
      <text:p text:style-name="P2">0107 5.79</text:p>
      <text:p text:style-name="P2">0729 0.44</text:p>
      <text:p text:style-name="P2">1330 5.86</text:p>
      <text:p text:style-name="P2">1951 0.41</text:p>
      <text:p text:style-name="P2"/>
      <text:p text:style-name="P2">20 - M</text:p>
      <text:p text:style-name="P2">0154 5.89</text:p>
      <text:p text:style-name="P2">0812 0.40</text:p>
      <text:p text:style-name="P2">1418 5.90</text:p>
      <text:p text:style-name="P2">2034 0.41</text:p>
      <text:p text:style-name="P2"/>
      <text:p text:style-name="P2">21 - TU</text:p>
      <text:p text:style-name="P2">0242 5.89</text:p>
      <text:p text:style-name="P2">0856 0.45</text:p>
      <text:p text:style-name="P2">1506 5.84</text:p>
      <text:p text:style-name="P2">2119 0.51</text:p>
      <text:p text:style-name="P2"/>
      <text:p text:style-name="P2">22 - W</text:p>
      <text:p text:style-name="P2">0330 5.77</text:p>
      <text:p text:style-name="P2">0941 0.59</text:p>
      <text:p text:style-name="P2">1556 5.68</text:p>
      <text:p text:style-name="P2">2205 0.69</text:p>
      <text:p text:style-name="P2"/>
      <text:p text:style-name="P2">23 - TH</text:p>
      <text:p text:style-name="P2">0421 5.57</text:p>
      <text:p text:style-name="P2">1029 0.80</text:p>
      <text:p text:style-name="P2">1648 5.45</text:p>
      <text:p text:style-name="P2">2254 0.92</text:p>
      <text:p text:style-name="P2"/>
      <text:p text:style-name="P2">24 - F</text:p>
      <text:p text:style-name="P2">0516 5.32</text:p>
      <text:p text:style-name="P2">1120 1.04</text:p>
      <text:p text:style-name="P2">1744 5.19</text:p>
      <text:p text:style-name="P2">2348 1.17</text:p>
      <text:p text:style-name="P2"/>
      <text:p text:style-name="P2">25 - SA</text:p>
      <text:p text:style-name="P2">0614 5.06</text:p>
      <text:p text:style-name="P2">1217 1.29</text:p>
      <text:p text:style-name="P2">1846 4.94</text:p>
      <text:p text:style-name="P2"/>
      <text:p text:style-name="P2"/>
      <text:p text:style-name="P2">26 - SU</text:p>
      <text:p text:style-name="P2">0048 1.40</text:p>
      <text:p text:style-name="P2">0718 4.84</text:p>
      <text:p text:style-name="P2">1321 1.49</text:p>
      <text:p text:style-name="P2">1952 4.76</text:p>
      <text:p text:style-name="P2"/>
      <text:p text:style-name="P2">27 - M</text:p>
      <text:p text:style-name="P2">0155 1.56</text:p>
      <text:p text:style-name="P2">0826 4.71</text:p>
      <text:p text:style-name="P2">1429 1.60</text:p>
      <text:p text:style-name="P2">2100 4.68</text:p>
      <text:p text:style-name="P2"/>
      <text:p text:style-name="P2">28 - TU</text:p>
      <text:p text:style-name="P2">0303 1.62</text:p>
      <text:p text:style-name="P2">0933 4.68</text:p>
      <text:p text:style-name="P2">1536 1.61</text:p>
      <text:p text:style-name="P2">2205 4.70</text:p>
      <text:p text:style-name="P2"/>
      <text:p text:style-name="P2">29 - W</text:p>
      <text:p text:style-name="P2">0406 1.58</text:p>
      <text:p text:style-name="P2">1035 4.72</text:p>
      <text:p text:style-name="P2">1635 1.55</text:p>
      <text:p text:style-name="P2">2303 4.76</text:p>
      <text:p text:style-name="P2"/>
      <text:p text:style-name="P2">30 - TH</text:p>
      <text:p text:style-name="P2">0501 1.50</text:p>
      <text:p text:style-name="P2">1130 4.80</text:p>
      <text:p text:style-name="P2">1726 1.45</text:p>
      <text:p text:style-name="P2">2355 4.8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548 1.40</text:p>
      <text:p text:style-name="P2">1218 4.86</text:p>
      <text:p text:style-name="P2">1810 1.35</text:p>
      <text:p text:style-name="P2"/>
      <text:p text:style-name="P2"/>
      <text:p text:style-name="P2">2 - SA</text:p>
      <text:p text:style-name="P2">0040 4.88</text:p>
      <text:p text:style-name="P2">0630 1.31</text:p>
      <text:p text:style-name="P2">1300 4.89</text:p>
      <text:p text:style-name="P2">1850 1.27</text:p>
      <text:p text:style-name="P2"/>
      <text:p text:style-name="P2">3 - SU</text:p>
      <text:p text:style-name="P2">0119 4.89</text:p>
      <text:p text:style-name="P2">0709 1.23</text:p>
      <text:p text:style-name="P2">1337 4.89</text:p>
      <text:p text:style-name="P2">1928 1.20</text:p>
      <text:p text:style-name="P2"/>
      <text:p text:style-name="P2">4 - M</text:p>
      <text:p text:style-name="P2">0153 4.89</text:p>
      <text:p text:style-name="P2">0746 1.17</text:p>
      <text:p text:style-name="P2">1409 4.88</text:p>
      <text:p text:style-name="P2">2005 1.15</text:p>
      <text:p text:style-name="P2"/>
      <text:p text:style-name="P2">5 - TU</text:p>
      <text:p text:style-name="P2">0223 4.88</text:p>
      <text:p text:style-name="P2">0824 1.13</text:p>
      <text:p text:style-name="P2">1437 4.87</text:p>
      <text:p text:style-name="P2">2043 1.13</text:p>
      <text:p text:style-name="P2"/>
      <text:p text:style-name="P2">6 - W</text:p>
      <text:p text:style-name="P2">0250 4.88</text:p>
      <text:p text:style-name="P2">0901 1.13</text:p>
      <text:p text:style-name="P2">1504 4.88</text:p>
      <text:p text:style-name="P2">2121 1.13</text:p>
      <text:p text:style-name="P2"/>
      <text:p text:style-name="P2">7 - TH</text:p>
      <text:p text:style-name="P2">0319 4.89</text:p>
      <text:p text:style-name="P2">0940 1.15</text:p>
      <text:p text:style-name="P2">1536 4.89</text:p>
      <text:p text:style-name="P2">2200 1.17</text:p>
      <text:p text:style-name="P2"/>
      <text:p text:style-name="P2">8 - F</text:p>
      <text:p text:style-name="P2">0353 4.89</text:p>
      <text:p text:style-name="P2">1021 1.20</text:p>
      <text:p text:style-name="P2">1613 4.89</text:p>
      <text:p text:style-name="P2">2243 1.24</text:p>
      <text:p text:style-name="P2"/>
      <text:p text:style-name="P2">9 - SA</text:p>
      <text:p text:style-name="P2">0434 4.88</text:p>
      <text:p text:style-name="P2">1105 1.29</text:p>
      <text:p text:style-name="P2">1656 4.86</text:p>
      <text:p text:style-name="P2">2329 1.33</text:p>
      <text:p text:style-name="P2"/>
      <text:p text:style-name="P2">10 - SU</text:p>
      <text:p text:style-name="P2">0520 4.83</text:p>
      <text:p text:style-name="P2">1154 1.38</text:p>
      <text:p text:style-name="P2">1746 4.80</text:p>
      <text:p text:style-name="P2"/>
      <text:p text:style-name="P2"/>
      <text:p text:style-name="P2">11 - M</text:p>
      <text:p text:style-name="P2">0021 1.43</text:p>
      <text:p text:style-name="P2">0614 4.77</text:p>
      <text:p text:style-name="P2">1249 1.47</text:p>
      <text:p text:style-name="P2">1843 4.74</text:p>
      <text:p text:style-name="P2"/>
      <text:p text:style-name="P2">12 - TU</text:p>
      <text:p text:style-name="P2">0120 1.50</text:p>
      <text:p text:style-name="P2">0714 4.72</text:p>
      <text:p text:style-name="P2">1352 1.51</text:p>
      <text:p text:style-name="P2">1947 4.71</text:p>
      <text:p text:style-name="P2"/>
      <text:p text:style-name="P2">13 - W</text:p>
      <text:p text:style-name="P2">0225 1.51</text:p>
      <text:p text:style-name="P2">0821 4.73</text:p>
      <text:p text:style-name="P2">1459 1.47</text:p>
      <text:p text:style-name="P2">2055 4.77</text:p>
      <text:p text:style-name="P2"/>
      <text:p text:style-name="P2">14 - TH</text:p>
      <text:p text:style-name="P2">0333 1.42</text:p>
      <text:p text:style-name="P2">0929 4.83</text:p>
      <text:p text:style-name="P2">1606 1.34</text:p>
      <text:p text:style-name="P2">2202 4.92</text:p>
      <text:p text:style-name="P2"/>
      <text:p text:style-name="P2">15 - F</text:p>
      <text:p text:style-name="P2">0437 1.24</text:p>
      <text:p text:style-name="P2">1034 5.02</text:p>
      <text:p text:style-name="P2">1707 1.13</text:p>
      <text:p text:style-name="P2">2304 5.14</text:p>
      <text:p text:style-name="P2"/>
      <text:p text:style-name="P2">16 - SA</text:p>
      <text:p text:style-name="P2">0536 1.02</text:p>
      <text:p text:style-name="P2">1134 5.27</text:p>
      <text:p text:style-name="P2">1803 0.90</text:p>
      <text:p text:style-name="P2"/>
      <text:p text:style-name="P2"/>
      <text:p text:style-name="P2">17 - SU</text:p>
      <text:p text:style-name="P2">0002 5.40</text:p>
      <text:p text:style-name="P2">0629 0.79</text:p>
      <text:p text:style-name="P2">1229 5.52</text:p>
      <text:p text:style-name="P2">1854 0.69</text:p>
      <text:p text:style-name="P2"/>
      <text:p text:style-name="P2">18 - M</text:p>
      <text:p text:style-name="P2">0055 5.63</text:p>
      <text:p text:style-name="P2">0718 0.60</text:p>
      <text:p text:style-name="P2">1321 5.72</text:p>
      <text:p text:style-name="P2">1942 0.53</text:p>
      <text:p text:style-name="P2"/>
      <text:p text:style-name="P2">19 - TU</text:p>
      <text:p text:style-name="P2">0146 5.79</text:p>
      <text:p text:style-name="P2">0804 0.48</text:p>
      <text:p text:style-name="P2">1410 5.85</text:p>
      <text:p text:style-name="P2">2027 0.45</text:p>
      <text:p text:style-name="P2"/>
      <text:p text:style-name="P2">20 - W</text:p>
      <text:p text:style-name="P2">0234 5.87</text:p>
      <text:p text:style-name="P2">0849 0.44</text:p>
      <text:p text:style-name="P2">1458 5.88</text:p>
      <text:p text:style-name="P2">2110 0.45</text:p>
      <text:p text:style-name="P2"/>
      <text:p text:style-name="P2">21 - TH</text:p>
      <text:p text:style-name="P2">0322 5.85</text:p>
      <text:p text:style-name="P2">0932 0.49</text:p>
      <text:p text:style-name="P2">1546 5.80</text:p>
      <text:p text:style-name="P2">2154 0.55</text:p>
      <text:p text:style-name="P2"/>
      <text:p text:style-name="P2">22 - F</text:p>
      <text:p text:style-name="P2">0410 5.72</text:p>
      <text:p text:style-name="P2">1015 0.63</text:p>
      <text:p text:style-name="P2">1634 5.62</text:p>
      <text:p text:style-name="P2">2237 0.73</text:p>
      <text:p text:style-name="P2"/>
      <text:p text:style-name="P2">23 - SA</text:p>
      <text:p text:style-name="P2">0458 5.50</text:p>
      <text:p text:style-name="P2">1059 0.84</text:p>
      <text:p text:style-name="P2">1723 5.36</text:p>
      <text:p text:style-name="P2">2322 0.97</text:p>
      <text:p text:style-name="P2"/>
      <text:p text:style-name="P2">24 - SU</text:p>
      <text:p text:style-name="P2">0549 5.22</text:p>
      <text:p text:style-name="P2">1146 1.10</text:p>
      <text:p text:style-name="P2">1815 5.06</text:p>
      <text:p text:style-name="P2"/>
      <text:p text:style-name="P2"/>
      <text:p text:style-name="P2">25 - M</text:p>
      <text:p text:style-name="P2">0011 1.25</text:p>
      <text:p text:style-name="P2">0643 4.90</text:p>
      <text:p text:style-name="P2">1237 1.39</text:p>
      <text:p text:style-name="P2">1912 4.75</text:p>
      <text:p text:style-name="P2"/>
      <text:p text:style-name="P2">26 - TU</text:p>
      <text:p text:style-name="P2">0104 1.52</text:p>
      <text:p text:style-name="P2">0742 4.62</text:p>
      <text:p text:style-name="P2">1333 1.65</text:p>
      <text:p text:style-name="P2">2015 4.50</text:p>
      <text:p text:style-name="P2"/>
      <text:p text:style-name="P2">27 - W</text:p>
      <text:p text:style-name="P2">0205 1.75</text:p>
      <text:p text:style-name="P2">0849 4.41</text:p>
      <text:p text:style-name="P2">1438 1.83</text:p>
      <text:p text:style-name="P2">2124 4.35</text:p>
      <text:p text:style-name="P2"/>
      <text:p text:style-name="P2">28 - TH</text:p>
      <text:p text:style-name="P2">0312 1.88</text:p>
      <text:p text:style-name="P2">0959 4.32</text:p>
      <text:p text:style-name="P2">1546 1.90</text:p>
      <text:p text:style-name="P2">2232 4.32</text:p>
      <text:p text:style-name="P2"/>
      <text:p text:style-name="P2">29 - F</text:p>
      <text:p text:style-name="P2">0419 1.89</text:p>
      <text:p text:style-name="P2">1104 4.34</text:p>
      <text:p text:style-name="P2">1651 1.86</text:p>
      <text:p text:style-name="P2">2333 4.38</text:p>
      <text:p text:style-name="P2"/>
      <text:p text:style-name="P2">30 - SA</text:p>
      <text:p text:style-name="P2">0519 1.80</text:p>
      <text:p text:style-name="P2">1159 4.44</text:p>
      <text:p text:style-name="P2">1745 1.72</text:p>
      <text:p text:style-name="P2"/>
      <text:p text:style-name="P2"/>
      <text:p text:style-name="P2">31 - SU</text:p>
      <text:p text:style-name="P2">0023 4.49</text:p>
      <text:p text:style-name="P2">0609 1.64</text:p>
      <text:p text:style-name="P2">1245 4.56</text:p>
      <text:p text:style-name="P2">1831 1.54</text:p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104 4.62</text:p>
      <text:p text:style-name="P2">0652 1.45</text:p>
      <text:p text:style-name="P2">1322 4.68</text:p>
      <text:p text:style-name="P2">1912 1.35</text:p>
      <text:p text:style-name="P2"/>
      <text:p text:style-name="P2">2 - TU</text:p>
      <text:p text:style-name="P2">0137 4.74</text:p>
      <text:p text:style-name="P2">0731 1.26</text:p>
      <text:p text:style-name="P2">1352 4.81</text:p>
      <text:p text:style-name="P2">1950 1.17</text:p>
      <text:p text:style-name="P2"/>
      <text:p text:style-name="P2">3 - W</text:p>
      <text:p text:style-name="P2">0205 4.88</text:p>
      <text:p text:style-name="P2">0809 1.09</text:p>
      <text:p text:style-name="P2">1419 4.95</text:p>
      <text:p text:style-name="P2">2027 1.01</text:p>
      <text:p text:style-name="P2"/>
      <text:p text:style-name="P2">4 - TH</text:p>
      <text:p text:style-name="P2">0232 5.03</text:p>
      <text:p text:style-name="P2">0846 0.95</text:p>
      <text:p text:style-name="P2">1446 5.10</text:p>
      <text:p text:style-name="P2">2104 0.90</text:p>
      <text:p text:style-name="P2"/>
      <text:p text:style-name="P2">5 - F</text:p>
      <text:p text:style-name="P2">0301 5.17</text:p>
      <text:p text:style-name="P2">0923 0.86</text:p>
      <text:p text:style-name="P2">1518 5.23</text:p>
      <text:p text:style-name="P2">2141 0.84</text:p>
      <text:p text:style-name="P2"/>
      <text:p text:style-name="P2">6 - SA</text:p>
      <text:p text:style-name="P2">0335 5.27</text:p>
      <text:p text:style-name="P2">1000 0.84</text:p>
      <text:p text:style-name="P2">1553 5.30</text:p>
      <text:p text:style-name="P2">2220 0.85</text:p>
      <text:p text:style-name="P2"/>
      <text:p text:style-name="P2">7 - SU</text:p>
      <text:p text:style-name="P2">0413 5.31</text:p>
      <text:p text:style-name="P2">1039 0.89</text:p>
      <text:p text:style-name="P2">1634 5.30</text:p>
      <text:p text:style-name="P2">2300 0.94</text:p>
      <text:p text:style-name="P2"/>
      <text:p text:style-name="P2">8 - M</text:p>
      <text:p text:style-name="P2">0456 5.27</text:p>
      <text:p text:style-name="P2">1122 1.00</text:p>
      <text:p text:style-name="P2">1719 5.22</text:p>
      <text:p text:style-name="P2">2345 1.08</text:p>
      <text:p text:style-name="P2"/>
      <text:p text:style-name="P2">9 - TU</text:p>
      <text:p text:style-name="P2">0544 5.15</text:p>
      <text:p text:style-name="P2">1209 1.17</text:p>
      <text:p text:style-name="P2">1811 5.07</text:p>
      <text:p text:style-name="P2"/>
      <text:p text:style-name="P2"/>
      <text:p text:style-name="P2">10 - W</text:p>
      <text:p text:style-name="P2">0036 1.27</text:p>
      <text:p text:style-name="P2">0639 4.98</text:p>
      <text:p text:style-name="P2">1306 1.36</text:p>
      <text:p text:style-name="P2">1910 4.89</text:p>
      <text:p text:style-name="P2"/>
      <text:p text:style-name="P2">11 - TH</text:p>
      <text:p text:style-name="P2">0139 1.44</text:p>
      <text:p text:style-name="P2">0743 4.82</text:p>
      <text:p text:style-name="P2">1415 1.50</text:p>
      <text:p text:style-name="P2">2019 4.77</text:p>
      <text:p text:style-name="P2"/>
      <text:p text:style-name="P2">12 - F</text:p>
      <text:p text:style-name="P2">0253 1.52</text:p>
      <text:p text:style-name="P2">0856 4.75</text:p>
      <text:p text:style-name="P2">1533 1.51</text:p>
      <text:p text:style-name="P2">2134 4.78</text:p>
      <text:p text:style-name="P2"/>
      <text:p text:style-name="P2">13 - SA</text:p>
      <text:p text:style-name="P2">0411 1.45</text:p>
      <text:p text:style-name="P2">1011 4.85</text:p>
      <text:p text:style-name="P2">1648 1.35</text:p>
      <text:p text:style-name="P2">2247 4.96</text:p>
      <text:p text:style-name="P2"/>
      <text:p text:style-name="P2">14 - SU</text:p>
      <text:p text:style-name="P2">0521 1.22</text:p>
      <text:p text:style-name="P2">1120 5.09</text:p>
      <text:p text:style-name="P2">1752 1.08</text:p>
      <text:p text:style-name="P2">2351 5.24</text:p>
      <text:p text:style-name="P2"/>
      <text:p text:style-name="P2">15 - M</text:p>
      <text:p text:style-name="P2">0620 0.93</text:p>
      <text:p text:style-name="P2">1220 5.40</text:p>
      <text:p text:style-name="P2">1846 0.79</text:p>
      <text:p text:style-name="P2"/>
      <text:p text:style-name="P2"/>
      <text:p text:style-name="P2">16 - TU</text:p>
      <text:p text:style-name="P2">0047 5.55</text:p>
      <text:p text:style-name="P2">0711 0.66</text:p>
      <text:p text:style-name="P2">1313 5.69</text:p>
      <text:p text:style-name="P2">1934 0.54</text:p>
      <text:p text:style-name="P2"/>
      <text:p text:style-name="P2">17 - W</text:p>
      <text:p text:style-name="P2">0138 5.80</text:p>
      <text:p text:style-name="P2">0756 0.45</text:p>
      <text:p text:style-name="P2">1401 5.89</text:p>
      <text:p text:style-name="P2">2017 0.39</text:p>
      <text:p text:style-name="P2"/>
      <text:p text:style-name="P2">18 - TH</text:p>
      <text:p text:style-name="P2">0224 5.95</text:p>
      <text:p text:style-name="P2">0837 0.35</text:p>
      <text:p text:style-name="P2">1447 5.98</text:p>
      <text:p text:style-name="P2">2057 0.34</text:p>
      <text:p text:style-name="P2"/>
      <text:p text:style-name="P2">19 - F</text:p>
      <text:p text:style-name="P2">0309 5.98</text:p>
      <text:p text:style-name="P2">0916 0.35</text:p>
      <text:p text:style-name="P2">1530 5.94</text:p>
      <text:p text:style-name="P2">2135 0.40</text:p>
      <text:p text:style-name="P2"/>
      <text:p text:style-name="P2">20 - SA</text:p>
      <text:p text:style-name="P2">0352 5.86</text:p>
      <text:p text:style-name="P2">0954 0.47</text:p>
      <text:p text:style-name="P2">1613 5.76</text:p>
      <text:p text:style-name="P2">2213 0.57</text:p>
      <text:p text:style-name="P2"/>
      <text:p text:style-name="P2">21 - SU</text:p>
      <text:p text:style-name="P2">0434 5.62</text:p>
      <text:p text:style-name="P2">1032 0.69</text:p>
      <text:p text:style-name="P2">1656 5.46</text:p>
      <text:p text:style-name="P2">2251 0.83</text:p>
      <text:p text:style-name="P2"/>
      <text:p text:style-name="P2">22 - M</text:p>
      <text:p text:style-name="P2">0517 5.28</text:p>
      <text:p text:style-name="P2">1111 0.99</text:p>
      <text:p text:style-name="P2">1739 5.09</text:p>
      <text:p text:style-name="P2">2332 1.16</text:p>
      <text:p text:style-name="P2"/>
      <text:p text:style-name="P2">23 - TU</text:p>
      <text:p text:style-name="P2">0602 4.89</text:p>
      <text:p text:style-name="P2">1153 1.34</text:p>
      <text:p text:style-name="P2">1826 4.68</text:p>
      <text:p text:style-name="P2"/>
      <text:p text:style-name="P2"/>
      <text:p text:style-name="P2">24 - W</text:p>
      <text:p text:style-name="P2">0017 1.52</text:p>
      <text:p text:style-name="P2">0652 4.48</text:p>
      <text:p text:style-name="P2">1242 1.70</text:p>
      <text:p text:style-name="P2">1921 4.29</text:p>
      <text:p text:style-name="P2"/>
      <text:p text:style-name="P2">25 - TH</text:p>
      <text:p text:style-name="P2">0110 1.87</text:p>
      <text:p text:style-name="P2">0755 4.13</text:p>
      <text:p text:style-name="P2">1341 2.02</text:p>
      <text:p text:style-name="P2">2034 4.01</text:p>
      <text:p text:style-name="P2"/>
      <text:p text:style-name="P2">26 - F</text:p>
      <text:p text:style-name="P2">0217 2.13</text:p>
      <text:p text:style-name="P2">0917 3.94</text:p>
      <text:p text:style-name="P2">1457 2.20</text:p>
      <text:p text:style-name="P2">2201 3.92</text:p>
      <text:p text:style-name="P2"/>
      <text:p text:style-name="P2">27 - SA</text:p>
      <text:p text:style-name="P2">0338 2.21</text:p>
      <text:p text:style-name="P2">1041 3.96</text:p>
      <text:p text:style-name="P2">1618 2.17</text:p>
      <text:p text:style-name="P2">2315 4.03</text:p>
      <text:p text:style-name="P2"/>
      <text:p text:style-name="P2">28 - SU</text:p>
      <text:p text:style-name="P2">0453 2.09</text:p>
      <text:p text:style-name="P2">1144 4.13</text:p>
      <text:p text:style-name="P2">1724 1.97</text:p>
      <text:p text:style-name="P2"/>
      <text:p text:style-name="P2"/>
      <text:p text:style-name="P2">29 - M</text:p>
      <text:p text:style-name="P2">0009 4.24</text:p>
      <text:p text:style-name="P2">0550 1.83</text:p>
      <text:p text:style-name="P2">1229 4.36</text:p>
      <text:p text:style-name="P2">1813 1.68</text:p>
      <text:p text:style-name="P2"/>
      <text:p text:style-name="P2">30 - TU</text:p>
      <text:p text:style-name="P2">0047 4.48</text:p>
      <text:p text:style-name="P2">0634 1.53</text:p>
      <text:p text:style-name="P2">1302 4.61</text:p>
      <text:p text:style-name="P2">1854 1.37</text:p>
      <text:p text:style-name="P2"/>
      <text:p text:style-name="P2">31 - W</text:p>
      <text:p text:style-name="P2">0116 4.74</text:p>
      <text:p text:style-name="P2">0713 1.22</text:p>
      <text:p text:style-name="P2">1329 4.87</text:p>
      <text:p text:style-name="P2">1932 1.07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142 5.00</text:p>
      <text:p text:style-name="P2">0749 0.93</text:p>
      <text:p text:style-name="P2">1355 5.13</text:p>
      <text:p text:style-name="P2">2007 0.81</text:p>
      <text:p text:style-name="P2"/>
      <text:p text:style-name="P2">2 - F</text:p>
      <text:p text:style-name="P2">0208 5.26</text:p>
      <text:p text:style-name="P2">0825 0.71</text:p>
      <text:p text:style-name="P2">1423 5.38</text:p>
      <text:p text:style-name="P2">2042 0.62</text:p>
      <text:p text:style-name="P2"/>
      <text:p text:style-name="P2">3 - SA</text:p>
      <text:p text:style-name="P2">0238 5.49</text:p>
      <text:p text:style-name="P2">0900 0.56</text:p>
      <text:p text:style-name="P2">1454 5.58</text:p>
      <text:p text:style-name="P2">2117 0.52</text:p>
      <text:p text:style-name="P2"/>
      <text:p text:style-name="P2">4 - SU</text:p>
      <text:p text:style-name="P2">0312 5.64</text:p>
      <text:p text:style-name="P2">0935 0.51</text:p>
      <text:p text:style-name="P2">1530 5.68</text:p>
      <text:p text:style-name="P2">2153 0.53</text:p>
      <text:p text:style-name="P2"/>
      <text:p text:style-name="P2">5 - M</text:p>
      <text:p text:style-name="P2">0349 5.68</text:p>
      <text:p text:style-name="P2">1011 0.57</text:p>
      <text:p text:style-name="P2">1609 5.66</text:p>
      <text:p text:style-name="P2">2230 0.64</text:p>
      <text:p text:style-name="P2"/>
      <text:p text:style-name="P2">6 - TU</text:p>
      <text:p text:style-name="P2">0430 5.60</text:p>
      <text:p text:style-name="P2">1050 0.73</text:p>
      <text:p text:style-name="P2">1653 5.51</text:p>
      <text:p text:style-name="P2">2312 0.85</text:p>
      <text:p text:style-name="P2"/>
      <text:p text:style-name="P2">7 - W</text:p>
      <text:p text:style-name="P2">0517 5.40</text:p>
      <text:p text:style-name="P2">1135 0.98</text:p>
      <text:p text:style-name="P2">1742 5.26</text:p>
      <text:p text:style-name="P2"/>
      <text:p text:style-name="P2"/>
      <text:p text:style-name="P2">8 - TH</text:p>
      <text:p text:style-name="P2">0000 1.13</text:p>
      <text:p text:style-name="P2">0610 5.11</text:p>
      <text:p text:style-name="P2">1228 1.29</text:p>
      <text:p text:style-name="P2">1841 4.96</text:p>
      <text:p text:style-name="P2"/>
      <text:p text:style-name="P2">9 - F</text:p>
      <text:p text:style-name="P2">0101 1.44</text:p>
      <text:p text:style-name="P2">0715 4.82</text:p>
      <text:p text:style-name="P2">1339 1.56</text:p>
      <text:p text:style-name="P2">1953 4.71</text:p>
      <text:p text:style-name="P2"/>
      <text:p text:style-name="P2">10 - SA</text:p>
      <text:p text:style-name="P2">0223 1.64</text:p>
      <text:p text:style-name="P2">0833 4.65</text:p>
      <text:p text:style-name="P2">1509 1.65</text:p>
      <text:p text:style-name="P2">2116 4.65</text:p>
      <text:p text:style-name="P2"/>
      <text:p text:style-name="P2">11 - SU</text:p>
      <text:p text:style-name="P2">0354 1.59</text:p>
      <text:p text:style-name="P2">0957 4.73</text:p>
      <text:p text:style-name="P2">1635 1.48</text:p>
      <text:p text:style-name="P2">2235 4.85</text:p>
      <text:p text:style-name="P2"/>
      <text:p text:style-name="P2">12 - M</text:p>
      <text:p text:style-name="P2">0511 1.32</text:p>
      <text:p text:style-name="P2">1110 5.02</text:p>
      <text:p text:style-name="P2">1742 1.14</text:p>
      <text:p text:style-name="P2">2342 5.20</text:p>
      <text:p text:style-name="P2"/>
      <text:p text:style-name="P2">13 - TU</text:p>
      <text:p text:style-name="P2">0610 0.96</text:p>
      <text:p text:style-name="P2">1210 5.39</text:p>
      <text:p text:style-name="P2">1835 0.79</text:p>
      <text:p text:style-name="P2"/>
      <text:p text:style-name="P2"/>
      <text:p text:style-name="P2">14 - W</text:p>
      <text:p text:style-name="P2">0037 5.57</text:p>
      <text:p text:style-name="P2">0658 0.64</text:p>
      <text:p text:style-name="P2">1301 5.73</text:p>
      <text:p text:style-name="P2">1920 0.50</text:p>
      <text:p text:style-name="P2"/>
      <text:p text:style-name="P2">15 - TH</text:p>
      <text:p text:style-name="P2">0124 5.86</text:p>
      <text:p text:style-name="P2">0740 0.40</text:p>
      <text:p text:style-name="P2">1347 5.96</text:p>
      <text:p text:style-name="P2">1959 0.32</text:p>
      <text:p text:style-name="P2"/>
      <text:p text:style-name="P2">16 - F</text:p>
      <text:p text:style-name="P2">0208 6.02</text:p>
      <text:p text:style-name="P2">0818 0.28</text:p>
      <text:p text:style-name="P2">1429 6.05</text:p>
      <text:p text:style-name="P2">2036 0.27</text:p>
      <text:p text:style-name="P2"/>
      <text:p text:style-name="P2">17 - SA</text:p>
      <text:p text:style-name="P2">0249 6.03</text:p>
      <text:p text:style-name="P2">0853 0.29</text:p>
      <text:p text:style-name="P2">1509 5.98</text:p>
      <text:p text:style-name="P2">2110 0.34</text:p>
      <text:p text:style-name="P2"/>
      <text:p text:style-name="P2">18 - SU</text:p>
      <text:p text:style-name="P2">0329 5.89</text:p>
      <text:p text:style-name="P2">0927 0.42</text:p>
      <text:p text:style-name="P2">1548 5.76</text:p>
      <text:p text:style-name="P2">2144 0.52</text:p>
      <text:p text:style-name="P2"/>
      <text:p text:style-name="P2">19 - M</text:p>
      <text:p text:style-name="P2">0407 5.61</text:p>
      <text:p text:style-name="P2">1001 0.65</text:p>
      <text:p text:style-name="P2">1625 5.43</text:p>
      <text:p text:style-name="P2">2218 0.80</text:p>
      <text:p text:style-name="P2"/>
      <text:p text:style-name="P2">20 - TU</text:p>
      <text:p text:style-name="P2">0444 5.23</text:p>
      <text:p text:style-name="P2">1036 0.97</text:p>
      <text:p text:style-name="P2">1702 5.02</text:p>
      <text:p text:style-name="P2">2255 1.16</text:p>
      <text:p text:style-name="P2"/>
      <text:p text:style-name="P2">21 - W</text:p>
      <text:p text:style-name="P2">0520 4.80</text:p>
      <text:p text:style-name="P2">1114 1.35</text:p>
      <text:p text:style-name="P2">1739 4.58</text:p>
      <text:p text:style-name="P2">2335 1.55</text:p>
      <text:p text:style-name="P2"/>
      <text:p text:style-name="P2">22 - TH</text:p>
      <text:p text:style-name="P2">0558 4.36</text:p>
      <text:p text:style-name="P2">1158 1.75</text:p>
      <text:p text:style-name="P2">1820 4.15</text:p>
      <text:p text:style-name="P2"/>
      <text:p text:style-name="P2"/>
      <text:p text:style-name="P2">23 - F</text:p>
      <text:p text:style-name="P2">0024 1.95</text:p>
      <text:p text:style-name="P2">0647 3.97</text:p>
      <text:p text:style-name="P2">1254 2.12</text:p>
      <text:p text:style-name="P2">1923 3.81</text:p>
      <text:p text:style-name="P2"/>
      <text:p text:style-name="P2">24 - SA</text:p>
      <text:p text:style-name="P2">0130 2.26</text:p>
      <text:p text:style-name="P2">0817 3.70</text:p>
      <text:p text:style-name="P2">1412 2.36</text:p>
      <text:p text:style-name="P2">2121 3.67</text:p>
      <text:p text:style-name="P2"/>
      <text:p text:style-name="P2">25 - SU</text:p>
      <text:p text:style-name="P2">0259 2.38</text:p>
      <text:p text:style-name="P2">1013 3.73</text:p>
      <text:p text:style-name="P2">1545 2.33</text:p>
      <text:p text:style-name="P2">2252 3.83</text:p>
      <text:p text:style-name="P2"/>
      <text:p text:style-name="P2">26 - M</text:p>
      <text:p text:style-name="P2">0425 2.22</text:p>
      <text:p text:style-name="P2">1121 3.97</text:p>
      <text:p text:style-name="P2">1658 2.06</text:p>
      <text:p text:style-name="P2">2343 4.12</text:p>
      <text:p text:style-name="P2"/>
      <text:p text:style-name="P2">27 - TU</text:p>
      <text:p text:style-name="P2">0525 1.88</text:p>
      <text:p text:style-name="P2">1202 4.28</text:p>
      <text:p text:style-name="P2">1748 1.69</text:p>
      <text:p text:style-name="P2"/>
      <text:p text:style-name="P2"/>
      <text:p text:style-name="P2">28 - W</text:p>
      <text:p text:style-name="P2">0017 4.45</text:p>
      <text:p text:style-name="P2">0609 1.50</text:p>
      <text:p text:style-name="P2">1231 4.62</text:p>
      <text:p text:style-name="P2">1829 1.30</text:p>
      <text:p text:style-name="P2"/>
      <text:p text:style-name="P2">29 - TH</text:p>
      <text:p text:style-name="P2">0044 4.80</text:p>
      <text:p text:style-name="P2">0648 1.11</text:p>
      <text:p text:style-name="P2">1257 4.98</text:p>
      <text:p text:style-name="P2">1906 0.94</text:p>
      <text:p text:style-name="P2"/>
      <text:p text:style-name="P2">30 - F</text:p>
      <text:p text:style-name="P2">0110 5.15</text:p>
      <text:p text:style-name="P2">0724 0.78</text:p>
      <text:p text:style-name="P2">1324 5.32</text:p>
      <text:p text:style-name="P2">1942 0.6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139 5.48</text:p>
      <text:p text:style-name="P2">0759 0.51</text:p>
      <text:p text:style-name="P2">1355 5.62</text:p>
      <text:p text:style-name="P2">2016 0.42</text:p>
      <text:p text:style-name="P2"/>
      <text:p text:style-name="P2">2 - SU</text:p>
      <text:p text:style-name="P2">0211 5.74</text:p>
      <text:p text:style-name="P2">0833 0.36</text:p>
      <text:p text:style-name="P2">1429 5.83</text:p>
      <text:p text:style-name="P2">2051 0.32</text:p>
      <text:p text:style-name="P2"/>
      <text:p text:style-name="P2">3 - M</text:p>
      <text:p text:style-name="P2">0247 5.89</text:p>
      <text:p text:style-name="P2">0908 0.32</text:p>
      <text:p text:style-name="P2">1506 5.91</text:p>
      <text:p text:style-name="P2">2126 0.34</text:p>
      <text:p text:style-name="P2"/>
      <text:p text:style-name="P2">4 - TU</text:p>
      <text:p text:style-name="P2">0325 5.90</text:p>
      <text:p text:style-name="P2">0945 0.40</text:p>
      <text:p text:style-name="P2">1546 5.85</text:p>
      <text:p text:style-name="P2">2203 0.49</text:p>
      <text:p text:style-name="P2"/>
      <text:p text:style-name="P2">5 - W</text:p>
      <text:p text:style-name="P2">0407 5.76</text:p>
      <text:p text:style-name="P2">1023 0.61</text:p>
      <text:p text:style-name="P2">1630 5.64</text:p>
      <text:p text:style-name="P2">2245 0.75</text:p>
      <text:p text:style-name="P2"/>
      <text:p text:style-name="P2">6 - TH</text:p>
      <text:p text:style-name="P2">0454 5.48</text:p>
      <text:p text:style-name="P2">1108 0.92</text:p>
      <text:p text:style-name="P2">1721 5.31</text:p>
      <text:p text:style-name="P2">2333 1.10</text:p>
      <text:p text:style-name="P2"/>
      <text:p text:style-name="P2">7 - F</text:p>
      <text:p text:style-name="P2">0549 5.13</text:p>
      <text:p text:style-name="P2">1202 1.28</text:p>
      <text:p text:style-name="P2">1821 4.95</text:p>
      <text:p text:style-name="P2"/>
      <text:p text:style-name="P2"/>
      <text:p text:style-name="P2">8 - SA</text:p>
      <text:p text:style-name="P2">0036 1.46</text:p>
      <text:p text:style-name="P2">0657 4.79</text:p>
      <text:p text:style-name="P2">1316 1.60</text:p>
      <text:p text:style-name="P2">1936 4.67</text:p>
      <text:p text:style-name="P2"/>
      <text:p text:style-name="P2">9 - SU</text:p>
      <text:p text:style-name="P2">0203 1.69</text:p>
      <text:p text:style-name="P2">0819 4.61</text:p>
      <text:p text:style-name="P2">1453 1.70</text:p>
      <text:p text:style-name="P2">2102 4.63</text:p>
      <text:p text:style-name="P2"/>
      <text:p text:style-name="P2">10 - M</text:p>
      <text:p text:style-name="P2">0340 1.62</text:p>
      <text:p text:style-name="P2">0944 4.71</text:p>
      <text:p text:style-name="P2">1621 1.49</text:p>
      <text:p text:style-name="P2">2222 4.86</text:p>
      <text:p text:style-name="P2"/>
      <text:p text:style-name="P2">11 - TU</text:p>
      <text:p text:style-name="P2">0456 1.32</text:p>
      <text:p text:style-name="P2">1056 5.03</text:p>
      <text:p text:style-name="P2">1726 1.14</text:p>
      <text:p text:style-name="P2">2327 5.22</text:p>
      <text:p text:style-name="P2"/>
      <text:p text:style-name="P2">12 - W</text:p>
      <text:p text:style-name="P2">0552 0.96</text:p>
      <text:p text:style-name="P2">1154 5.41</text:p>
      <text:p text:style-name="P2">1816 0.79</text:p>
      <text:p text:style-name="P2"/>
      <text:p text:style-name="P2"/>
      <text:p text:style-name="P2">13 - TH</text:p>
      <text:p text:style-name="P2">0019 5.58</text:p>
      <text:p text:style-name="P2">0638 0.65</text:p>
      <text:p text:style-name="P2">1243 5.72</text:p>
      <text:p text:style-name="P2">1858 0.53</text:p>
      <text:p text:style-name="P2"/>
      <text:p text:style-name="P2">14 - F</text:p>
      <text:p text:style-name="P2">0105 5.84</text:p>
      <text:p text:style-name="P2">0717 0.44</text:p>
      <text:p text:style-name="P2">1326 5.92</text:p>
      <text:p text:style-name="P2">1935 0.38</text:p>
      <text:p text:style-name="P2"/>
      <text:p text:style-name="P2">15 - SA</text:p>
      <text:p text:style-name="P2">0147 5.96</text:p>
      <text:p text:style-name="P2">0753 0.35</text:p>
      <text:p text:style-name="P2">1407 5.96</text:p>
      <text:p text:style-name="P2">2010 0.35</text:p>
      <text:p text:style-name="P2"/>
      <text:p text:style-name="P2">16 - SU</text:p>
      <text:p text:style-name="P2">0226 5.93</text:p>
      <text:p text:style-name="P2">0826 0.37</text:p>
      <text:p text:style-name="P2">1445 5.86</text:p>
      <text:p text:style-name="P2">2042 0.43</text:p>
      <text:p text:style-name="P2"/>
      <text:p text:style-name="P2">17 - M</text:p>
      <text:p text:style-name="P2">0303 5.75</text:p>
      <text:p text:style-name="P2">0859 0.51</text:p>
      <text:p text:style-name="P2">1521 5.62</text:p>
      <text:p text:style-name="P2">2115 0.62</text:p>
      <text:p text:style-name="P2"/>
      <text:p text:style-name="P2">18 - TU</text:p>
      <text:p text:style-name="P2">0338 5.46</text:p>
      <text:p text:style-name="P2">0931 0.75</text:p>
      <text:p text:style-name="P2">1555 5.28</text:p>
      <text:p text:style-name="P2">2148 0.89</text:p>
      <text:p text:style-name="P2"/>
      <text:p text:style-name="P2">19 - W</text:p>
      <text:p text:style-name="P2">0411 5.09</text:p>
      <text:p text:style-name="P2">1006 1.05</text:p>
      <text:p text:style-name="P2">1626 4.89</text:p>
      <text:p text:style-name="P2">2224 1.23</text:p>
      <text:p text:style-name="P2"/>
      <text:p text:style-name="P2">20 - TH</text:p>
      <text:p text:style-name="P2">0441 4.69</text:p>
      <text:p text:style-name="P2">1043 1.41</text:p>
      <text:p text:style-name="P2">1656 4.50</text:p>
      <text:p text:style-name="P2">2303 1.60</text:p>
      <text:p text:style-name="P2"/>
      <text:p text:style-name="P2">21 - F</text:p>
      <text:p text:style-name="P2">0511 4.31</text:p>
      <text:p text:style-name="P2">1126 1.78</text:p>
      <text:p text:style-name="P2">1728 4.13</text:p>
      <text:p text:style-name="P2">2351 1.96</text:p>
      <text:p text:style-name="P2"/>
      <text:p text:style-name="P2">22 - SA</text:p>
      <text:p text:style-name="P2">0548 3.97</text:p>
      <text:p text:style-name="P2">1220 2.12</text:p>
      <text:p text:style-name="P2">1815 3.82</text:p>
      <text:p text:style-name="P2"/>
      <text:p text:style-name="P2"/>
      <text:p text:style-name="P2">23 - SU</text:p>
      <text:p text:style-name="P2">0055 2.25</text:p>
      <text:p text:style-name="P2">0655 3.71</text:p>
      <text:p text:style-name="P2">1337 2.34</text:p>
      <text:p text:style-name="P2">1958 3.64</text:p>
      <text:p text:style-name="P2"/>
      <text:p text:style-name="P2">24 - M</text:p>
      <text:p text:style-name="P2">0222 2.35</text:p>
      <text:p text:style-name="P2">0909 3.67</text:p>
      <text:p text:style-name="P2">1507 2.30</text:p>
      <text:p text:style-name="P2">2157 3.78</text:p>
      <text:p text:style-name="P2"/>
      <text:p text:style-name="P2">25 - TU</text:p>
      <text:p text:style-name="P2">0346 2.18</text:p>
      <text:p text:style-name="P2">1030 3.92</text:p>
      <text:p text:style-name="P2">1620 2.03</text:p>
      <text:p text:style-name="P2">2254 4.09</text:p>
      <text:p text:style-name="P2"/>
      <text:p text:style-name="P2">26 - W</text:p>
      <text:p text:style-name="P2">0448 1.84</text:p>
      <text:p text:style-name="P2">1113 4.27</text:p>
      <text:p text:style-name="P2">1713 1.64</text:p>
      <text:p text:style-name="P2">2331 4.46</text:p>
      <text:p text:style-name="P2"/>
      <text:p text:style-name="P2">27 - TH</text:p>
      <text:p text:style-name="P2">0536 1.44</text:p>
      <text:p text:style-name="P2">1147 4.66</text:p>
      <text:p text:style-name="P2">1757 1.24</text:p>
      <text:p text:style-name="P2"/>
      <text:p text:style-name="P2"/>
      <text:p text:style-name="P2">28 - F</text:p>
      <text:p text:style-name="P2">0002 4.87</text:p>
      <text:p text:style-name="P2">0617 1.04</text:p>
      <text:p text:style-name="P2">1218 5.07</text:p>
      <text:p text:style-name="P2">1836 0.86</text:p>
      <text:p text:style-name="P2"/>
      <text:p text:style-name="P2">29 - SA</text:p>
      <text:p text:style-name="P2">0035 5.26</text:p>
      <text:p text:style-name="P2">0655 0.70</text:p>
      <text:p text:style-name="P2">1251 5.44</text:p>
      <text:p text:style-name="P2">1913 0.56</text:p>
      <text:p text:style-name="P2"/>
      <text:p text:style-name="P2">30 - SU</text:p>
      <text:p text:style-name="P2">0109 5.60</text:p>
      <text:p text:style-name="P2">0731 0.44</text:p>
      <text:p text:style-name="P2">1327 5.74</text:p>
      <text:p text:style-name="P2">1949 0.36</text:p>
      <text:p text:style-name="P2"/>
      <text:p text:style-name="P2">31 - M</text:p>
      <text:p text:style-name="P2">0145 5.85</text:p>
      <text:p text:style-name="P2">0808 0.30</text:p>
      <text:p text:style-name="P2">1404 5.93</text:p>
      <text:p text:style-name="P2">2026 0.27</text:p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224 5.97</text:p>
      <text:p text:style-name="P2">0844 0.28</text:p>
      <text:p text:style-name="P2">1444 5.98</text:p>
      <text:p text:style-name="P2">2103 0.32</text:p>
      <text:p text:style-name="P2"/>
      <text:p text:style-name="P2">2 - W</text:p>
      <text:p text:style-name="P2">0305 5.94</text:p>
      <text:p text:style-name="P2">0922 0.39</text:p>
      <text:p text:style-name="P2">1527 5.87</text:p>
      <text:p text:style-name="P2">2142 0.49</text:p>
      <text:p text:style-name="P2"/>
      <text:p text:style-name="P2">3 - TH</text:p>
      <text:p text:style-name="P2">0350 5.77</text:p>
      <text:p text:style-name="P2">1004 0.61</text:p>
      <text:p text:style-name="P2">1614 5.64</text:p>
      <text:p text:style-name="P2">2226 0.76</text:p>
      <text:p text:style-name="P2"/>
      <text:p text:style-name="P2">4 - F</text:p>
      <text:p text:style-name="P2">0439 5.48</text:p>
      <text:p text:style-name="P2">1051 0.92</text:p>
      <text:p text:style-name="P2">1706 5.31</text:p>
      <text:p text:style-name="P2">2317 1.10</text:p>
      <text:p text:style-name="P2"/>
      <text:p text:style-name="P2">5 - SA</text:p>
      <text:p text:style-name="P2">0536 5.13</text:p>
      <text:p text:style-name="P2">1148 1.27</text:p>
      <text:p text:style-name="P2">1809 4.97</text:p>
      <text:p text:style-name="P2"/>
      <text:p text:style-name="P2"/>
      <text:p text:style-name="P2">6 - SU</text:p>
      <text:p text:style-name="P2">0022 1.43</text:p>
      <text:p text:style-name="P2">0645 4.82</text:p>
      <text:p text:style-name="P2">1302 1.55</text:p>
      <text:p text:style-name="P2">1924 4.73</text:p>
      <text:p text:style-name="P2"/>
      <text:p text:style-name="P2">7 - M</text:p>
      <text:p text:style-name="P2">0146 1.62</text:p>
      <text:p text:style-name="P2">0805 4.69</text:p>
      <text:p text:style-name="P2">1432 1.63</text:p>
      <text:p text:style-name="P2">2046 4.71</text:p>
      <text:p text:style-name="P2"/>
      <text:p text:style-name="P2">8 - TU</text:p>
      <text:p text:style-name="P2">0316 1.57</text:p>
      <text:p text:style-name="P2">0925 4.78</text:p>
      <text:p text:style-name="P2">1555 1.46</text:p>
      <text:p text:style-name="P2">2201 4.90</text:p>
      <text:p text:style-name="P2"/>
      <text:p text:style-name="P2">9 - W</text:p>
      <text:p text:style-name="P2">0429 1.32</text:p>
      <text:p text:style-name="P2">1034 5.05</text:p>
      <text:p text:style-name="P2">1659 1.18</text:p>
      <text:p text:style-name="P2">2303 5.20</text:p>
      <text:p text:style-name="P2"/>
      <text:p text:style-name="P2">10 - TH</text:p>
      <text:p text:style-name="P2">0525 1.03</text:p>
      <text:p text:style-name="P2">1130 5.34</text:p>
      <text:p text:style-name="P2">1749 0.90</text:p>
      <text:p text:style-name="P2">2356 5.47</text:p>
      <text:p text:style-name="P2"/>
      <text:p text:style-name="P2">11 - F</text:p>
      <text:p text:style-name="P2">0611 0.79</text:p>
      <text:p text:style-name="P2">1219 5.58</text:p>
      <text:p text:style-name="P2">1831 0.70</text:p>
      <text:p text:style-name="P2"/>
      <text:p text:style-name="P2"/>
      <text:p text:style-name="P2">12 - SA</text:p>
      <text:p text:style-name="P2">0042 5.65</text:p>
      <text:p text:style-name="P2">0650 0.63</text:p>
      <text:p text:style-name="P2">1303 5.70</text:p>
      <text:p text:style-name="P2">1908 0.59</text:p>
      <text:p text:style-name="P2"/>
      <text:p text:style-name="P2">13 - SU</text:p>
      <text:p text:style-name="P2">0124 5.72</text:p>
      <text:p text:style-name="P2">0725 0.57</text:p>
      <text:p text:style-name="P2">1344 5.70</text:p>
      <text:p text:style-name="P2">1942 0.58</text:p>
      <text:p text:style-name="P2"/>
      <text:p text:style-name="P2">14 - M</text:p>
      <text:p text:style-name="P2">0203 5.66</text:p>
      <text:p text:style-name="P2">0759 0.61</text:p>
      <text:p text:style-name="P2">1421 5.58</text:p>
      <text:p text:style-name="P2">2016 0.66</text:p>
      <text:p text:style-name="P2"/>
      <text:p text:style-name="P2">15 - TU</text:p>
      <text:p text:style-name="P2">0239 5.48</text:p>
      <text:p text:style-name="P2">0832 0.73</text:p>
      <text:p text:style-name="P2">1456 5.36</text:p>
      <text:p text:style-name="P2">2049 0.82</text:p>
      <text:p text:style-name="P2"/>
      <text:p text:style-name="P2">16 - W</text:p>
      <text:p text:style-name="P2">0313 5.23</text:p>
      <text:p text:style-name="P2">0906 0.92</text:p>
      <text:p text:style-name="P2">1528 5.08</text:p>
      <text:p text:style-name="P2">2124 1.04</text:p>
      <text:p text:style-name="P2"/>
      <text:p text:style-name="P2">17 - TH</text:p>
      <text:p text:style-name="P2">0343 4.93</text:p>
      <text:p text:style-name="P2">0942 1.16</text:p>
      <text:p text:style-name="P2">1558 4.78</text:p>
      <text:p text:style-name="P2">2200 1.30</text:p>
      <text:p text:style-name="P2"/>
      <text:p text:style-name="P2">18 - F</text:p>
      <text:p text:style-name="P2">0412 4.63</text:p>
      <text:p text:style-name="P2">1020 1.44</text:p>
      <text:p text:style-name="P2">1626 4.49</text:p>
      <text:p text:style-name="P2">2241 1.59</text:p>
      <text:p text:style-name="P2"/>
      <text:p text:style-name="P2">19 - SA</text:p>
      <text:p text:style-name="P2">0441 4.36</text:p>
      <text:p text:style-name="P2">1104 1.73</text:p>
      <text:p text:style-name="P2">1659 4.23</text:p>
      <text:p text:style-name="P2">2329 1.86</text:p>
      <text:p text:style-name="P2"/>
      <text:p text:style-name="P2">20 - SU</text:p>
      <text:p text:style-name="P2">0519 4.12</text:p>
      <text:p text:style-name="P2">1157 1.98</text:p>
      <text:p text:style-name="P2">1745 4.02</text:p>
      <text:p text:style-name="P2"/>
      <text:p text:style-name="P2"/>
      <text:p text:style-name="P2">21 - M</text:p>
      <text:p text:style-name="P2">0029 2.07</text:p>
      <text:p text:style-name="P2">0616 3.94</text:p>
      <text:p text:style-name="P2">1305 2.13</text:p>
      <text:p text:style-name="P2">1855 3.89</text:p>
      <text:p text:style-name="P2"/>
      <text:p text:style-name="P2">22 - TU</text:p>
      <text:p text:style-name="P2">0143 2.15</text:p>
      <text:p text:style-name="P2">0739 3.89</text:p>
      <text:p text:style-name="P2">1422 2.11</text:p>
      <text:p text:style-name="P2">2024 3.93</text:p>
      <text:p text:style-name="P2"/>
      <text:p text:style-name="P2">23 - W</text:p>
      <text:p text:style-name="P2">0259 2.03</text:p>
      <text:p text:style-name="P2">0904 4.03</text:p>
      <text:p text:style-name="P2">1532 1.91</text:p>
      <text:p text:style-name="P2">2138 4.17</text:p>
      <text:p text:style-name="P2"/>
      <text:p text:style-name="P2">24 - TH</text:p>
      <text:p text:style-name="P2">0403 1.76</text:p>
      <text:p text:style-name="P2">1007 4.34</text:p>
      <text:p text:style-name="P2">1630 1.59</text:p>
      <text:p text:style-name="P2">2232 4.52</text:p>
      <text:p text:style-name="P2"/>
      <text:p text:style-name="P2">25 - F</text:p>
      <text:p text:style-name="P2">0456 1.41</text:p>
      <text:p text:style-name="P2">1055 4.71</text:p>
      <text:p text:style-name="P2">1720 1.23</text:p>
      <text:p text:style-name="P2">2317 4.90</text:p>
      <text:p text:style-name="P2"/>
      <text:p text:style-name="P2">26 - SA</text:p>
      <text:p text:style-name="P2">0542 1.06</text:p>
      <text:p text:style-name="P2">1138 5.09</text:p>
      <text:p text:style-name="P2">1804 0.90</text:p>
      <text:p text:style-name="P2">2359 5.27</text:p>
      <text:p text:style-name="P2"/>
      <text:p text:style-name="P2">27 - SU</text:p>
      <text:p text:style-name="P2">0625 0.75</text:p>
      <text:p text:style-name="P2">1220 5.44</text:p>
      <text:p text:style-name="P2">1845 0.63</text:p>
      <text:p text:style-name="P2"/>
      <text:p text:style-name="P2"/>
      <text:p text:style-name="P2">28 - M</text:p>
      <text:p text:style-name="P2">0041 5.58</text:p>
      <text:p text:style-name="P2">0705 0.52</text:p>
      <text:p text:style-name="P2">1301 5.71</text:p>
      <text:p text:style-name="P2">1925 0.44</text:p>
      <text:p text:style-name="P2"/>
      <text:p text:style-name="P2">29 - TU</text:p>
      <text:p text:style-name="P2">0123 5.81</text:p>
      <text:p text:style-name="P2">0745 0.39</text:p>
      <text:p text:style-name="P2">1344 5.87</text:p>
      <text:p text:style-name="P2">2006 0.36</text:p>
      <text:p text:style-name="P2"/>
      <text:p text:style-name="P2">30 - W</text:p>
      <text:p text:style-name="P2">0206 5.91</text:p>
      <text:p text:style-name="P2">0826 0.36</text:p>
      <text:p text:style-name="P2">1428 5.91</text:p>
      <text:p text:style-name="P2">2046 0.3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251 5.89</text:p>
      <text:p text:style-name="P2">0908 0.45</text:p>
      <text:p text:style-name="P2">1514 5.83</text:p>
      <text:p text:style-name="P2">2129 0.53</text:p>
      <text:p text:style-name="P2"/>
      <text:p text:style-name="P2">2 - F</text:p>
      <text:p text:style-name="P2">0338 5.74</text:p>
      <text:p text:style-name="P2">0952 0.63</text:p>
      <text:p text:style-name="P2">1604 5.63</text:p>
      <text:p text:style-name="P2">2216 0.75</text:p>
      <text:p text:style-name="P2"/>
      <text:p text:style-name="P2">3 - SA</text:p>
      <text:p text:style-name="P2">0430 5.51</text:p>
      <text:p text:style-name="P2">1041 0.88</text:p>
      <text:p text:style-name="P2">1658 5.37</text:p>
      <text:p text:style-name="P2">2308 1.02</text:p>
      <text:p text:style-name="P2"/>
      <text:p text:style-name="P2">4 - SU</text:p>
      <text:p text:style-name="P2">0527 5.23</text:p>
      <text:p text:style-name="P2">1138 1.15</text:p>
      <text:p text:style-name="P2">1759 5.10</text:p>
      <text:p text:style-name="P2"/>
      <text:p text:style-name="P2"/>
      <text:p text:style-name="P2">5 - M</text:p>
      <text:p text:style-name="P2">0010 1.28</text:p>
      <text:p text:style-name="P2">0632 4.98</text:p>
      <text:p text:style-name="P2">1245 1.39</text:p>
      <text:p text:style-name="P2">1907 4.89</text:p>
      <text:p text:style-name="P2"/>
      <text:p text:style-name="P2">6 - TU</text:p>
      <text:p text:style-name="P2">0122 1.46</text:p>
      <text:p text:style-name="P2">0744 4.84</text:p>
      <text:p text:style-name="P2">1400 1.50</text:p>
      <text:p text:style-name="P2">2020 4.82</text:p>
      <text:p text:style-name="P2"/>
      <text:p text:style-name="P2">7 - W</text:p>
      <text:p text:style-name="P2">0239 1.50</text:p>
      <text:p text:style-name="P2">0856 4.84</text:p>
      <text:p text:style-name="P2">1516 1.46</text:p>
      <text:p text:style-name="P2">2131 4.89</text:p>
      <text:p text:style-name="P2"/>
      <text:p text:style-name="P2">8 - TH</text:p>
      <text:p text:style-name="P2">0350 1.40</text:p>
      <text:p text:style-name="P2">1003 4.96</text:p>
      <text:p text:style-name="P2">1621 1.32</text:p>
      <text:p text:style-name="P2">2234 5.04</text:p>
      <text:p text:style-name="P2"/>
      <text:p text:style-name="P2">9 - F</text:p>
      <text:p text:style-name="P2">0449 1.24</text:p>
      <text:p text:style-name="P2">1102 5.12</text:p>
      <text:p text:style-name="P2">1714 1.16</text:p>
      <text:p text:style-name="P2">2329 5.20</text:p>
      <text:p text:style-name="P2"/>
      <text:p text:style-name="P2">10 - SA</text:p>
      <text:p text:style-name="P2">0538 1.09</text:p>
      <text:p text:style-name="P2">1154 5.26</text:p>
      <text:p text:style-name="P2">1800 1.03</text:p>
      <text:p text:style-name="P2"/>
      <text:p text:style-name="P2"/>
      <text:p text:style-name="P2">11 - SU</text:p>
      <text:p text:style-name="P2">0018 5.31</text:p>
      <text:p text:style-name="P2">0621 0.98</text:p>
      <text:p text:style-name="P2">1240 5.33</text:p>
      <text:p text:style-name="P2">1840 0.94</text:p>
      <text:p text:style-name="P2"/>
      <text:p text:style-name="P2">12 - M</text:p>
      <text:p text:style-name="P2">0102 5.34</text:p>
      <text:p text:style-name="P2">0659 0.92</text:p>
      <text:p text:style-name="P2">1323 5.32</text:p>
      <text:p text:style-name="P2">1917 0.92</text:p>
      <text:p text:style-name="P2"/>
      <text:p text:style-name="P2">13 - TU</text:p>
      <text:p text:style-name="P2">0142 5.29</text:p>
      <text:p text:style-name="P2">0735 0.93</text:p>
      <text:p text:style-name="P2">1401 5.24</text:p>
      <text:p text:style-name="P2">1953 0.95</text:p>
      <text:p text:style-name="P2"/>
      <text:p text:style-name="P2">14 - W</text:p>
      <text:p text:style-name="P2">0219 5.17</text:p>
      <text:p text:style-name="P2">0811 0.98</text:p>
      <text:p text:style-name="P2">1437 5.10</text:p>
      <text:p text:style-name="P2">2029 1.03</text:p>
      <text:p text:style-name="P2"/>
      <text:p text:style-name="P2">15 - TH</text:p>
      <text:p text:style-name="P2">0253 5.01</text:p>
      <text:p text:style-name="P2">0847 1.08</text:p>
      <text:p text:style-name="P2">1508 4.92</text:p>
      <text:p text:style-name="P2">2106 1.14</text:p>
      <text:p text:style-name="P2"/>
      <text:p text:style-name="P2">16 - F</text:p>
      <text:p text:style-name="P2">0323 4.84</text:p>
      <text:p text:style-name="P2">0924 1.21</text:p>
      <text:p text:style-name="P2">1537 4.75</text:p>
      <text:p text:style-name="P2">2144 1.29</text:p>
      <text:p text:style-name="P2"/>
      <text:p text:style-name="P2">17 - SA</text:p>
      <text:p text:style-name="P2">0351 4.67</text:p>
      <text:p text:style-name="P2">1004 1.37</text:p>
      <text:p text:style-name="P2">1606 4.60</text:p>
      <text:p text:style-name="P2">2225 1.45</text:p>
      <text:p text:style-name="P2"/>
      <text:p text:style-name="P2">18 - SU</text:p>
      <text:p text:style-name="P2">0422 4.54</text:p>
      <text:p text:style-name="P2">1047 1.53</text:p>
      <text:p text:style-name="P2">1640 4.48</text:p>
      <text:p text:style-name="P2">2310 1.61</text:p>
      <text:p text:style-name="P2"/>
      <text:p text:style-name="P2">19 - M</text:p>
      <text:p text:style-name="P2">0501 4.42</text:p>
      <text:p text:style-name="P2">1135 1.68</text:p>
      <text:p text:style-name="P2">1724 4.37</text:p>
      <text:p text:style-name="P2"/>
      <text:p text:style-name="P2"/>
      <text:p text:style-name="P2">20 - TU</text:p>
      <text:p text:style-name="P2">0002 1.74</text:p>
      <text:p text:style-name="P2">0549 4.33</text:p>
      <text:p text:style-name="P2">1231 1.79</text:p>
      <text:p text:style-name="P2">1818 4.30</text:p>
      <text:p text:style-name="P2"/>
      <text:p text:style-name="P2">21 - W</text:p>
      <text:p text:style-name="P2">0102 1.82</text:p>
      <text:p text:style-name="P2">0649 4.28</text:p>
      <text:p text:style-name="P2">1334 1.82</text:p>
      <text:p text:style-name="P2">1922 4.29</text:p>
      <text:p text:style-name="P2"/>
      <text:p text:style-name="P2">22 - TH</text:p>
      <text:p text:style-name="P2">0207 1.80</text:p>
      <text:p text:style-name="P2">0756 4.33</text:p>
      <text:p text:style-name="P2">1440 1.75</text:p>
      <text:p text:style-name="P2">2031 4.39</text:p>
      <text:p text:style-name="P2"/>
      <text:p text:style-name="P2">23 - F</text:p>
      <text:p text:style-name="P2">0313 1.67</text:p>
      <text:p text:style-name="P2">0904 4.48</text:p>
      <text:p text:style-name="P2">1544 1.56</text:p>
      <text:p text:style-name="P2">2136 4.60</text:p>
      <text:p text:style-name="P2"/>
      <text:p text:style-name="P2">24 - SA</text:p>
      <text:p text:style-name="P2">0413 1.44</text:p>
      <text:p text:style-name="P2">1006 4.73</text:p>
      <text:p text:style-name="P2">1641 1.31</text:p>
      <text:p text:style-name="P2">2234 4.87</text:p>
      <text:p text:style-name="P2"/>
      <text:p text:style-name="P2">25 - SU</text:p>
      <text:p text:style-name="P2">0508 1.18</text:p>
      <text:p text:style-name="P2">1102 5.02</text:p>
      <text:p text:style-name="P2">1733 1.04</text:p>
      <text:p text:style-name="P2">2328 5.17</text:p>
      <text:p text:style-name="P2"/>
      <text:p text:style-name="P2">26 - M</text:p>
      <text:p text:style-name="P2">0558 0.92</text:p>
      <text:p text:style-name="P2">1153 5.32</text:p>
      <text:p text:style-name="P2">1822 0.80</text:p>
      <text:p text:style-name="P2"/>
      <text:p text:style-name="P2"/>
      <text:p text:style-name="P2">27 - TU</text:p>
      <text:p text:style-name="P2">0018 5.45</text:p>
      <text:p text:style-name="P2">0645 0.69</text:p>
      <text:p text:style-name="P2">1242 5.57</text:p>
      <text:p text:style-name="P2">1908 0.60</text:p>
      <text:p text:style-name="P2"/>
      <text:p text:style-name="P2">28 - W</text:p>
      <text:p text:style-name="P2">0106 5.67</text:p>
      <text:p text:style-name="P2">0730 0.53</text:p>
      <text:p text:style-name="P2">1330 5.75</text:p>
      <text:p text:style-name="P2">1952 0.48</text:p>
      <text:p text:style-name="P2"/>
      <text:p text:style-name="P2">29 - TH</text:p>
      <text:p text:style-name="P2">0154 5.81</text:p>
      <text:p text:style-name="P2">0815 0.46</text:p>
      <text:p text:style-name="P2">1418 5.84</text:p>
      <text:p text:style-name="P2">2037 0.45</text:p>
      <text:p text:style-name="P2"/>
      <text:p text:style-name="P2">30 - F</text:p>
      <text:p text:style-name="P2">0242 5.85</text:p>
      <text:p text:style-name="P2">0859 0.47</text:p>
      <text:p text:style-name="P2">1506 5.83</text:p>
      <text:p text:style-name="P2">2122 0.50</text:p>
      <text:p text:style-name="P2"/>
      <text:p text:style-name="P2">31 - SA</text:p>
      <text:p text:style-name="P2">0331 5.79</text:p>
      <text:p text:style-name="P2">0945 0.56</text:p>
      <text:p text:style-name="P2">1556 5.72</text:p>
      <text:p text:style-name="P2">2208 0.6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6d9b9"/>
    </style:style>
    <style:style style:name="MT2" style:family="text">
      <style:text-properties officeooo:rsid="002ed0ef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Bridge Command Training Area 1 – Times and heights of high and low waters - 20<text:span text:style-name="MT1">2</text:span><text:span text:style-name="MT2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1-06T20:14:13.690917137</meta:creation-date>
    <meta:editing-duration>PT20H59M55S</meta:editing-duration>
    <meta:editing-cycles>11</meta:editing-cycles>
    <meta:generator>LibreOffice/7.1.1.2$MacOSX_X86_64 LibreOffice_project/fe0b08f4af1bacafe4c7ecc87ce55bb426164676</meta:generator>
    <dc:date>2022-05-12T08:43:08.783054564</dc:date>
    <meta:document-statistic meta:table-count="0" meta:image-count="0" meta:object-count="0" meta:page-count="3" meta:paragraph-count="1789" meta:word-count="3944" meta:character-count="15144" meta:non-whitespace-character-count="12988"/>
  </office:meta>
</office:document-meta>
</file>